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9591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1">
            <text:p>1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17">
            <text:p>1.7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42">
            <text:p>4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149">
            <text:p>1149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79">
            <text:p>1379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602">
            <text:p>260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08">
            <text:p>2020-10-0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8 days">
            <text:p>8 days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.11 - 1.44)">
            <text:p>(1.11 - 1.44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35">
            <text:p>1.3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5" table:number-columns-repeated="3" table:default-cell-style-name="Default"/>
        <table:table-column table:style-name="co13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46">
            <text:p>146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91095890410959">
            <text:p>-0.029109589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9777279977482">
            <text:p>0.89977728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3.4633643606535">
            <text:p>-23.463364360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7">
            <text:p>137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82846715328467">
            <text:p>-0.0282846715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90257169401673">
            <text:p>0.902571694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4.1578758658249">
            <text:p>-24.157875865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16901408450704">
            <text:p>-0.0316901408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91052866494743">
            <text:p>0.8910528665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1.5242106798692">
            <text:p>-21.524210679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6.25">
            <text:p>16.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78915662650602">
            <text:p>0.0978915663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6140268906953">
            <text:p>1.3614026891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42194490944382">
            <text:p>7.421944909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4.125">
            <text:p>14.12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51329787234043">
            <text:p>0.0751329787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7402955593594">
            <text:p>1.2740295559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56799435809472">
            <text:p>9.567994358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52">
            <text:p>252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5.5">
            <text:p>15.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15079365079365">
            <text:p>0.061507936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2269290123457">
            <text:p>1.2226929012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6123575184631">
            <text:p>11.612357518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21">
            <text:p>221</text:p>
          </table:table-cell>
          <table:table-cell office:value-type="float" office:value="-1.25">
            <text:p>-1.25</text:p>
          </table:table-cell>
          <table:table-cell office:value-type="float" office:value="11.25">
            <text:p>11.25</text:p>
          </table:table-cell>
          <table:table-cell office:value-type="float" office:value="3.25">
            <text:p>3.25</text:p>
          </table:table-cell>
          <table:table-cell office:value-type="float" office:value="-0.0625">
            <text:p>-0.0625</text:p>
          </table:table-cell>
          <table:table-cell office:value-type="float" office:value="0.140625">
            <text:p>0.140625</text:p>
          </table:table-cell>
          <table:table-cell office:value-type="float" office:value="0.0147058823529412">
            <text:p>0.0147058824</text:p>
          </table:table-cell>
          <table:table-cell office:value-type="float" office:value="0.78890625">
            <text:p>0.78890625</text:p>
          </table:table-cell>
          <table:table-cell office:value-type="float" office:value="1.530947265625">
            <text:p>1.5309472656</text:p>
          </table:table-cell>
          <table:table-cell office:value-type="float" office:value="1.05189446366782">
            <text:p>1.0518944637</text:p>
          </table:table-cell>
          <table:table-cell office:value-type="float" office:value="-10.7400536662813">
            <text:p>-10.7400536663</text:p>
          </table:table-cell>
          <table:table-cell office:value-type="float" office:value="5.26802225117811">
            <text:p>5.26802225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4.125">
            <text:p>4.1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02578125">
            <text:p>0.02578125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09153713378906">
            <text:p>1.0915371338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27.2308121172964">
            <text:p>27.2308121173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4">
            <text:p>14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4468085106383">
            <text:p>0.0744680851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7150746944319">
            <text:p>1.2715074694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65040155450551">
            <text:p>9.650401554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44">
            <text:p>244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5.25">
            <text:p>15.2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25">
            <text:p>0.0625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640625">
            <text:p>1.22640625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4334268782529">
            <text:p>11.433426878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21">
            <text:p>221</text:p>
          </table:table-cell>
          <table:table-cell office:value-type="float" office:value="8.75">
            <text:p>8.75</text:p>
          </table:table-cell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office:value-type="float" office:value="0.150862068965517">
            <text:p>0.150862069</text:p>
          </table:table-cell>
          <table:table-cell office:value-type="float" office:value="0.122448979591837">
            <text:p>0.1224489796</text:p>
          </table:table-cell>
          <table:table-cell office:value-type="float" office:value="0.0147058823529412">
            <text:p>0.0147058824</text:p>
          </table:table-cell>
          <table:table-cell office:value-type="float" office:value="1.57262559453032">
            <text:p>1.5726255945</text:p>
          </table:table-cell>
          <table:table-cell office:value-type="float" office:value="1.45795918367347">
            <text:p>1.4579591837</text:p>
          </table:table-cell>
          <table:table-cell office:value-type="float" office:value="1.05189446366782">
            <text:p>1.0518944637</text:p>
          </table:table-cell>
          <table:table-cell office:value-type="float" office:value="4.93303560640243">
            <text:p>4.9330356064</text:p>
          </table:table-cell>
          <table:table-cell office:value-type="float" office:value="6.00060476220983">
            <text:p>6.0006047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99">
            <text:p>199</text:p>
          </table:table-cell>
          <table:table-cell office:value-type="float" office:value="8">
            <text:p>8</text:p>
          </table:table-cell>
          <table:table-cell office:value-type="float" office:value="-0.625">
            <text:p>-0.625</text:p>
          </table:table-cell>
          <table:table-cell office:value-type="float" office:value="33">
            <text:p>33</text:p>
          </table:table-cell>
          <table:table-cell office:value-type="float" office:value="0.114285714285714">
            <text:p>0.1142857143</text:p>
          </table:table-cell>
          <table:table-cell office:value-type="float" office:value="-0.00625">
            <text:p>-0.00625</text:p>
          </table:table-cell>
          <table:table-cell office:value-type="float" office:value="0.165829145728643">
            <text:p>0.1658291457</text:p>
          </table:table-cell>
          <table:table-cell office:value-type="float" office:value="1.4256">
            <text:p>1.4256</text:p>
          </table:table-cell>
          <table:table-cell office:value-type="float" office:value="0.9782015625">
            <text:p>0.9782015625</text:p>
          </table:table-cell>
          <table:table-cell office:value-type="float" office:value="1.63430064897351">
            <text:p>1.634300649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51760199759175">
            <text:p>4.517601997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227">
            <text:p>227</text:p>
          </table:table-cell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office:value-type="float" office:value="56.625">
            <text:p>56.625</text:p>
          </table:table-cell>
          <table:table-cell office:value-type="float" office:value="0.0178571428571429">
            <text:p>0.0178571429</text:p>
          </table:table-cell>
          <table:table-cell office:value-type="float" office:value="0.0267857142857143">
            <text:p>0.0267857143</text:p>
          </table:table-cell>
          <table:table-cell office:value-type="float" office:value="0.249449339207048">
            <text:p>0.2494493392</text:p>
          </table:table-cell>
          <table:table-cell office:value-type="float" office:value="1.063125">
            <text:p>1.063125</text:p>
          </table:table-cell>
          <table:table-cell office:value-type="float" office:value="1.09515625">
            <text:p>1.09515625</text:p>
          </table:table-cell>
          <table:table-cell office:value-type="float" office:value="1.9950336339731">
            <text:p>1.995033634</text:p>
          </table:table-cell>
          <table:table-cell office:value-type="float" office:value="0">
            <text:p>0</text:p>
          </table:table-cell>
          <table:table-cell office:value-type="float" office:value="26.2225415041641">
            <text:p>26.2225415042</text:p>
          </table:table-cell>
          <table:table-cell office:value-type="float" office:value="3.11242961283327">
            <text:p>3.112429612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315">
            <text:p>315</text:p>
          </table:table-cell>
          <table:table-cell office:value-type="float" office:value="2.5">
            <text:p>2.5</text:p>
          </table:table-cell>
          <table:table-cell office:value-type="float" office:value="5.75">
            <text:p>5.75</text:p>
          </table:table-cell>
          <table:table-cell office:value-type="float" office:value="77.375">
            <text:p>77.375</text:p>
          </table:table-cell>
          <table:table-cell office:value-type="float" office:value="0.03125">
            <text:p>0.03125</text:p>
          </table:table-cell>
          <table:table-cell office:value-type="float" office:value="0.042910447761194">
            <text:p>0.0429104478</text:p>
          </table:table-cell>
          <table:table-cell office:value-type="float" office:value="0.245634920634921">
            <text:p>0.2456349206</text:p>
          </table:table-cell>
          <table:table-cell office:value-type="float" office:value="1.1112890625">
            <text:p>1.1112890625</text:p>
          </table:table-cell>
          <table:table-cell office:value-type="float" office:value="1.15379552795723">
            <text:p>1.153795528</text:p>
          </table:table-cell>
          <table:table-cell office:value-type="float" office:value="1.97798179012346">
            <text:p>1.9779817901</text:p>
          </table:table-cell>
          <table:table-cell office:value-type="float" office:value="22.5255059555446">
            <text:p>22.5255059555</text:p>
          </table:table-cell>
          <table:table-cell office:value-type="float" office:value="16.4974897525277">
            <text:p>16.4974897525</text:p>
          </table:table-cell>
          <table:table-cell office:value-type="float" office:value="3.15575584663381">
            <text:p>3.155755846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83">
            <text:p>38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50.5">
            <text:p>50.5</text:p>
          </table:table-cell>
          <table:table-cell office:value-type="float" office:value="0.114285714285714">
            <text:p>0.1142857143</text:p>
          </table:table-cell>
          <table:table-cell office:value-type="float" office:value="0.008">
            <text:p>0.008</text:p>
          </table:table-cell>
          <table:table-cell office:value-type="float" office:value="0.131853785900783">
            <text:p>0.1318537859</text:p>
          </table:table-cell>
          <table:table-cell office:value-type="float" office:value="1.4256">
            <text:p>1.4256</text:p>
          </table:table-cell>
          <table:table-cell office:value-type="float" office:value="1.02812544">
            <text:p>1.02812544</text:p>
          </table:table-cell>
          <table:table-cell office:value-type="float" office:value="1.49556367553123">
            <text:p>1.495563675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5.59635919192045">
            <text:p>5.596359191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24">
            <text:p>42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7">
            <text:p>47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10849056603774">
            <text:p>0.1108490566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120552242791">
            <text:p>1.4120552243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5935749085533">
            <text:p>6.5935749086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613">
            <text:p>613</text:p>
          </table:table-cell>
          <table:table-cell office:value-type="float" office:value="1.25">
            <text:p>1.25</text:p>
          </table:table-cell>
          <table:table-cell office:value-type="float" office:value="19.625">
            <text:p>19.625</text:p>
          </table:table-cell>
          <table:table-cell office:value-type="float" office:value="51.875">
            <text:p>51.875</text:p>
          </table:table-cell>
          <table:table-cell office:value-type="float" office:value="0.0178571428571429">
            <text:p>0.0178571429</text:p>
          </table:table-cell>
          <table:table-cell office:value-type="float" office:value="0.157">
            <text:p>0.157</text:p>
          </table:table-cell>
          <table:table-cell office:value-type="float" office:value="0.0846247960848287">
            <text:p>0.0846247961</text:p>
          </table:table-cell>
          <table:table-cell office:value-type="float" office:value="1.063125">
            <text:p>1.063125</text:p>
          </table:table-cell>
          <table:table-cell office:value-type="float" office:value="1.59781204">
            <text:p>1.59781204</text:p>
          </table:table-cell>
          <table:table-cell office:value-type="float" office:value="1.3102230442772">
            <text:p>1.3102230443</text:p>
          </table:table-cell>
          <table:table-cell office:value-type="float" office:value="0">
            <text:p>0</text:p>
          </table:table-cell>
          <table:table-cell office:value-type="float" office:value="4.75310327205795">
            <text:p>4.7531032721</text:p>
          </table:table-cell>
          <table:table-cell office:value-type="float" office:value="8.53271020946184">
            <text:p>8.532710209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976">
            <text:p>976</text:p>
          </table:table-cell>
          <table:table-cell office:value-type="float" office:value="2.5">
            <text:p>2.5</text:p>
          </table:table-cell>
          <table:table-cell office:value-type="float" office:value="-4.5">
            <text:p>-4.5</text:p>
          </table:table-cell>
          <table:table-cell office:value-type="float" office:value="121.375">
            <text:p>121.375</text:p>
          </table:table-cell>
          <table:table-cell office:value-type="float" office:value="0.03125">
            <text:p>0.03125</text:p>
          </table:table-cell>
          <table:table-cell office:value-type="float" office:value="-0.025">
            <text:p>-0.025</text:p>
          </table:table-cell>
          <table:table-cell office:value-type="float" office:value="0.124359631147541">
            <text:p>0.1243596311</text:p>
          </table:table-cell>
          <table:table-cell office:value-type="float" office:value="1.1112890625">
            <text:p>1.1112890625</text:p>
          </table:table-cell>
          <table:table-cell office:value-type="float" office:value="0.913725">
            <text:p>0.913725</text:p>
          </table:table-cell>
          <table:table-cell office:value-type="float" office:value="1.46557073202033">
            <text:p>1.465570732</text:p>
          </table:table-cell>
          <table:table-cell office:value-type="float" office:value="22.5255059555446">
            <text:p>22.5255059555</text:p>
          </table:table-cell>
          <table:table-cell office:value-type="float" office:value="-27.3778512338056">
            <text:p>-27.3778512338</text:p>
          </table:table-cell>
          <table:table-cell office:value-type="float" office:value="5.91353601010715">
            <text:p>5.913536010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2">
            <text:p>202</text:p>
          </table:table-cell>
          <table:table-cell office:value-type="float" office:value="1117">
            <text:p>1117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107.375">
            <text:p>107.375</text:p>
          </table:table-cell>
          <table:table-cell office:value-type="float" office:value="0.112847222222222">
            <text:p>0.1128472222</text:p>
          </table:table-cell>
          <table:table-cell office:value-type="float" office:value="0.206683168316832">
            <text:p>0.2066831683</text:p>
          </table:table-cell>
          <table:table-cell office:value-type="float" office:value="0.0961280214861236">
            <text:p>0.0961280215</text:p>
          </table:table-cell>
          <table:table-cell office:value-type="float" office:value="1.41992488908179">
            <text:p>1.4199248891</text:p>
          </table:table-cell>
          <table:table-cell office:value-type="float" office:value="1.80711823595726">
            <text:p>1.807118236</text:p>
          </table:table-cell>
          <table:table-cell office:value-type="float" office:value="1.35455964437051">
            <text:p>1.3545596444</text:p>
          </table:table-cell>
          <table:table-cell office:value-type="float" office:value="6.48274912163615">
            <text:p>6.4827491216</text:p>
          </table:table-cell>
          <table:table-cell office:value-type="float" office:value="3.68939805066678">
            <text:p>3.6893980507</text:p>
          </table:table-cell>
          <table:table-cell office:value-type="float" office:value="7.55193997730051">
            <text:p>7.5519399773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5">
            <text:p>235</text:p>
          </table:table-cell>
          <table:table-cell office:value-type="float" office:value="1196">
            <text:p>1196</text:p>
          </table:table-cell>
          <table:table-cell office:value-type="float" office:value="13.5">
            <text:p>13.5</text:p>
          </table:table-cell>
          <table:table-cell office:value-type="float" office:value="41.25">
            <text:p>41.25</text:p>
          </table:table-cell>
          <table:table-cell office:value-type="float" office:value="108">
            <text:p>108</text:p>
          </table:table-cell>
          <table:table-cell office:value-type="float" office:value="0.164634146341463">
            <text:p>0.1646341463</text:p>
          </table:table-cell>
          <table:table-cell office:value-type="float" office:value="0.175531914893617">
            <text:p>0.1755319149</text:p>
          </table:table-cell>
          <table:table-cell office:value-type="float" office:value="0.0903010033444816">
            <text:p>0.0903010033</text:p>
          </table:table-cell>
          <table:table-cell office:value-type="float" office:value="1.62934414039262">
            <text:p>1.6293441404</text:p>
          </table:table-cell>
          <table:table-cell office:value-type="float" office:value="1.67475215029425">
            <text:p>1.6747521503</text:p>
          </table:table-cell>
          <table:table-cell office:value-type="float" office:value="1.33203588326752">
            <text:p>1.3320358833</text:p>
          </table:table-cell>
          <table:table-cell office:value-type="float" office:value="4.54800094187489">
            <text:p>4.5480009419</text:p>
          </table:table-cell>
          <table:table-cell office:value-type="float" office:value="4.28607478659891">
            <text:p>4.2860747866</text:p>
          </table:table-cell>
          <table:table-cell office:value-type="float" office:value="8.01754366623384">
            <text:p>8.017543666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443">
            <text:p>1443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25.5">
            <text:p>125.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6971586971587">
            <text:p>0.086971587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1922610600365">
            <text:p>1.319226106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31156884254283">
            <text:p>8.3115688425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88">
            <text:p>388</text:p>
          </table:table-cell>
          <table:table-cell office:value-type="float" office:value="1179">
            <text:p>1179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office:value-type="float" office:value="71.875">
            <text:p>71.875</text:p>
          </table:table-cell>
          <table:table-cell office:value-type="float" office:value="0.254098360655738">
            <text:p>0.2540983607</text:p>
          </table:table-cell>
          <table:table-cell office:value-type="float" office:value="0.0902061855670103">
            <text:p>0.0902061856</text:p>
          </table:table-cell>
          <table:table-cell office:value-type="float" office:value="0.0609626802374894">
            <text:p>0.0609626802</text:p>
          </table:table-cell>
          <table:table-cell office:value-type="float" office:value="2.01589357699543">
            <text:p>2.015893577</text:p>
          </table:table-cell>
          <table:table-cell office:value-type="float" office:value="1.33167047507705">
            <text:p>1.3316704751</text:p>
          </table:table-cell>
          <table:table-cell office:value-type="float" office:value="1.22065361965942">
            <text:p>1.2206536197</text:p>
          </table:table-cell>
          <table:table-cell office:value-type="float" office:value="3.06137594859294">
            <text:p>3.0613759486</text:p>
          </table:table-cell>
          <table:table-cell office:value-type="float" office:value="8.02561706773909">
            <text:p>8.0256170677</text:p>
          </table:table-cell>
          <table:table-cell office:value-type="float" office:value="11.7131803183061">
            <text:p>11.713180318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410">
            <text:p>410</text:p>
          </table:table-cell>
          <table:table-cell office:value-type="float" office:value="1117">
            <text:p>1117</text:p>
          </table:table-cell>
          <table:table-cell office:value-type="float" office:value="34.75">
            <text:p>34.75</text:p>
          </table:table-cell>
          <table:table-cell office:value-type="float" office:value="105.5">
            <text:p>105.5</text:p>
          </table:table-cell>
          <table:table-cell office:value-type="float" office:value="107.375">
            <text:p>107.375</text:p>
          </table:table-cell>
          <table:table-cell office:value-type="float" office:value="0.224193548387097">
            <text:p>0.2241935484</text:p>
          </table:table-cell>
          <table:table-cell office:value-type="float" office:value="0.257317073170732">
            <text:p>0.2573170732</text:p>
          </table:table-cell>
          <table:table-cell office:value-type="float" office:value="0.0961280214861236">
            <text:p>0.0961280215</text:p>
          </table:table-cell>
          <table:table-cell office:value-type="float" office:value="1.8831924037461">
            <text:p>1.8831924037</text:p>
          </table:table-cell>
          <table:table-cell office:value-type="float" office:value="2.03038542534206">
            <text:p>2.0303854253</text:p>
          </table:table-cell>
          <table:table-cell office:value-type="float" office:value="1.35455964437051">
            <text:p>1.3545596444</text:p>
          </table:table-cell>
          <table:table-cell office:value-type="float" office:value="3.42663289257146">
            <text:p>3.4266328926</text:p>
          </table:table-cell>
          <table:table-cell office:value-type="float" office:value="3.02710605898869">
            <text:p>3.027106059</text:p>
          </table:table-cell>
          <table:table-cell office:value-type="float" office:value="7.55193997730051">
            <text:p>7.5519399773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238">
            <text:p>1238</text:p>
          </table:table-cell>
          <table:table-cell office:value-type="float" office:value="35">
            <text:p>35</text:p>
          </table:table-cell>
          <table:table-cell office:value-type="float" office:value="91.5">
            <text:p>91.5</text:p>
          </table:table-cell>
          <table:table-cell office:value-type="float" office:value="117.5">
            <text:p>117.5</text:p>
          </table:table-cell>
          <table:table-cell office:value-type="float" office:value="0.196629213483146">
            <text:p>0.1966292135</text:p>
          </table:table-cell>
          <table:table-cell office:value-type="float" office:value="0.212790697674419">
            <text:p>0.2127906977</text:p>
          </table:table-cell>
          <table:table-cell office:value-type="float" office:value="0.0949111470113086">
            <text:p>0.094911147</text:p>
          </table:table-cell>
          <table:table-cell office:value-type="float" office:value="1.76398182047721">
            <text:p>1.7639818205</text:p>
          </table:table-cell>
          <table:table-cell office:value-type="float" office:value="1.83351600865333">
            <text:p>1.8335160087</text:p>
          </table:table-cell>
          <table:table-cell office:value-type="float" office:value="1.3498449411605">
            <text:p>1.3498449412</text:p>
          </table:table-cell>
          <table:table-cell office:value-type="float" office:value="3.86135884870175">
            <text:p>3.8613588487</text:p>
          </table:table-cell>
          <table:table-cell office:value-type="float" office:value="3.59284974559157">
            <text:p>3.5928497456</text:p>
          </table:table-cell>
          <table:table-cell office:value-type="float" office:value="7.64445349437899">
            <text:p>7.644453494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500">
            <text:p>500</text:p>
          </table:table-cell>
          <table:table-cell office:value-type="float" office:value="1487">
            <text:p>1487</text:p>
          </table:table-cell>
          <table:table-cell office:value-type="float" office:value="37.875">
            <text:p>37.875</text:p>
          </table:table-cell>
          <table:table-cell office:value-type="float" office:value="19">
            <text:p>19</text:p>
          </table:table-cell>
          <table:table-cell office:value-type="float" office:value="56.875">
            <text:p>56.875</text:p>
          </table:table-cell>
          <table:table-cell office:value-type="float" office:value="0.150297619047619">
            <text:p>0.150297619</text:p>
          </table:table-cell>
          <table:table-cell office:value-type="float" office:value="0.038">
            <text:p>0.038</text:p>
          </table:table-cell>
          <table:table-cell office:value-type="float" office:value="0.0382481506388702">
            <text:p>0.0382481506</text:p>
          </table:table-cell>
          <table:table-cell office:value-type="float" office:value="1.57031684027778">
            <text:p>1.5703168403</text:p>
          </table:table-cell>
          <table:table-cell office:value-type="float" office:value="1.13583024">
            <text:p>1.13583024</text:p>
          </table:table-cell>
          <table:table-cell office:value-type="float" office:value="1.13673585244954">
            <text:p>1.1367358524</text:p>
          </table:table-cell>
          <table:table-cell office:value-type="float" office:value="4.95031906453277">
            <text:p>4.9503190645</text:p>
          </table:table-cell>
          <table:table-cell office:value-type="float" office:value="18.5851346291108">
            <text:p>18.5851346291</text:p>
          </table:table-cell>
          <table:table-cell office:value-type="float" office:value="18.4667766655831">
            <text:p>18.4667766656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611">
            <text:p>611</text:p>
          </table:table-cell>
          <table:table-cell office:value-type="float" office:value="1551">
            <text:p>1551</text:p>
          </table:table-cell>
          <table:table-cell office:value-type="float" office:value="27.5">
            <text:p>27.5</text:p>
          </table:table-cell>
          <table:table-cell office:value-type="float" office:value="34.5">
            <text:p>34.5</text:p>
          </table:table-cell>
          <table:table-cell office:value-type="float" office:value="115.125">
            <text:p>115.125</text:p>
          </table:table-cell>
          <table:table-cell office:value-type="float" office:value="0.0846153846153846">
            <text:p>0.0846153846</text:p>
          </table:table-cell>
          <table:table-cell office:value-type="float" office:value="0.0564648117839607">
            <text:p>0.0564648118</text:p>
          </table:table-cell>
          <table:table-cell office:value-type="float" office:value="0.0742263056092843">
            <text:p>0.0742263056</text:p>
          </table:table-cell>
          <table:table-cell office:value-type="float" office:value="1.31018698224852">
            <text:p>1.3101869822</text:p>
          </table:table-cell>
          <table:table-cell office:value-type="float" office:value="1.20387586018467">
            <text:p>1.2038758602</text:p>
          </table:table-cell>
          <table:table-cell office:value-type="float" office:value="1.27059077674352">
            <text:p>1.2705907767</text:p>
          </table:table-cell>
          <table:table-cell office:value-type="float" office:value="8.53362174733149">
            <text:p>8.5336217473</text:p>
          </table:table-cell>
          <table:table-cell office:value-type="float" office:value="12.6191379934427">
            <text:p>12.6191379934</text:p>
          </table:table-cell>
          <table:table-cell office:value-type="float" office:value="9.680733691884">
            <text:p>9.680733691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692">
            <text:p>692</text:p>
          </table:table-cell>
          <table:table-cell office:value-type="float" office:value="1694">
            <text:p>1694</text:p>
          </table:table-cell>
          <table:table-cell office:value-type="float" office:value="83.75">
            <text:p>83.75</text:p>
          </table:table-cell>
          <table:table-cell office:value-type="float" office:value="127">
            <text:p>127</text:p>
          </table:table-cell>
          <table:table-cell office:value-type="float" office:value="149.875">
            <text:p>149.875</text:p>
          </table:table-cell>
          <table:table-cell office:value-type="float" office:value="0.252259036144578">
            <text:p>0.2522590361</text:p>
          </table:table-cell>
          <table:table-cell office:value-type="float" office:value="0.183526011560694">
            <text:p>0.1835260116</text:p>
          </table:table-cell>
          <table:table-cell office:value-type="float" office:value="0.088474025974026">
            <text:p>0.088474026</text:p>
          </table:table-cell>
          <table:table-cell office:value-type="float" office:value="2.00763048428654">
            <text:p>2.0076304843</text:p>
          </table:table-cell>
          <table:table-cell office:value-type="float" office:value="1.7083573624244">
            <text:p>1.7083573624</text:p>
          </table:table-cell>
          <table:table-cell office:value-type="float" office:value="1.32500129132231">
            <text:p>1.3250012913</text:p>
          </table:table-cell>
          <table:table-cell office:value-type="float" office:value="3.08135053259332">
            <text:p>3.0813505326</text:p>
          </table:table-cell>
          <table:table-cell office:value-type="float" office:value="4.11367881542035">
            <text:p>4.1136788154</text:p>
          </table:table-cell>
          <table:table-cell office:value-type="float" office:value="8.17614816513624">
            <text:p>8.1761481651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32">
            <text:p>732</text:p>
          </table:table-cell>
          <table:table-cell office:value-type="float" office:value="1736">
            <text:p>1736</text:p>
          </table:table-cell>
          <table:table-cell office:value-type="float" office:value="72.625">
            <text:p>72.625</text:p>
          </table:table-cell>
          <table:table-cell office:value-type="float" office:value="92.875">
            <text:p>92.875</text:p>
          </table:table-cell>
          <table:table-cell office:value-type="float" office:value="211.25">
            <text:p>211.25</text:p>
          </table:table-cell>
          <table:table-cell office:value-type="float" office:value="0.208692528735632">
            <text:p>0.2086925287</text:p>
          </table:table-cell>
          <table:table-cell office:value-type="float" office:value="0.126878415300546">
            <text:p>0.1268784153</text:p>
          </table:table-cell>
          <table:table-cell office:value-type="float" office:value="0.121687788018433">
            <text:p>0.121687788</text:p>
          </table:table-cell>
          <table:table-cell office:value-type="float" office:value="1.81578689081285">
            <text:p>1.8157868908</text:p>
          </table:table-cell>
          <table:table-cell office:value-type="float" office:value="1.4756267927995">
            <text:p>1.4756267928</text:p>
          </table:table-cell>
          <table:table-cell office:value-type="float" office:value="1.45493077686004">
            <text:p>1.4549307769</text:p>
          </table:table-cell>
          <table:table-cell office:value-type="float" office:value="3.65701187477756">
            <text:p>3.6570118748</text:p>
          </table:table-cell>
          <table:table-cell office:value-type="float" office:value="5.80275740095441">
            <text:p>5.802757401</text:p>
          </table:table-cell>
          <table:table-cell office:value-type="float" office:value="6.03605321498552">
            <text:p>6.03605321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50">
            <text:p>850</text:p>
          </table:table-cell>
          <table:table-cell office:value-type="float" office:value="2333">
            <text:p>2333</text:p>
          </table:table-cell>
          <table:table-cell office:value-type="float" office:value="13.75">
            <text:p>13.75</text:p>
          </table:table-cell>
          <table:table-cell office:value-type="float" office:value="34">
            <text:p>34</text:p>
          </table:table-cell>
          <table:table-cell office:value-type="float" office:value="185">
            <text:p>185</text:p>
          </table:table-cell>
          <table:table-cell office:value-type="float" office:value="0.0376712328767123">
            <text:p>0.0376712329</text:p>
          </table:table-cell>
          <table:table-cell office:value-type="float" office:value="0.04">
            <text:p>0.04</text:p>
          </table:table-cell>
          <table:table-cell office:value-type="float" office:value="0.0792970424346335">
            <text:p>0.0792970424</text:p>
          </table:table-cell>
          <table:table-cell office:value-type="float" office:value="1.13463079376994">
            <text:p>1.1346307938</text:p>
          </table:table-cell>
          <table:table-cell office:value-type="float" office:value="1.143136">
            <text:p>1.143136</text:p>
          </table:table-cell>
          <table:table-cell office:value-type="float" office:value="1.28986416956142">
            <text:p>1.2898641696</text:p>
          </table:table-cell>
          <table:table-cell office:value-type="float" office:value="18.7443446228369">
            <text:p>18.7443446228</text:p>
          </table:table-cell>
          <table:table-cell office:value-type="float" office:value="17.6729876851297">
            <text:p>17.6729876851</text:p>
          </table:table-cell>
          <table:table-cell office:value-type="float" office:value="9.08331414097552">
            <text:p>9.083314141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966">
            <text:p>966</text:p>
          </table:table-cell>
          <table:table-cell office:value-type="float" office:value="2606">
            <text:p>2606</text:p>
          </table:table-cell>
          <table:table-cell office:value-type="float" office:value="59">
            <text:p>59</text:p>
          </table:table-cell>
          <table:table-cell office:value-type="float" office:value="76">
            <text:p>76</text:p>
          </table:table-cell>
          <table:table-cell office:value-type="float" office:value="219.25">
            <text:p>219.25</text:p>
          </table:table-cell>
          <table:table-cell office:value-type="float" office:value="0.172514619883041">
            <text:p>0.1725146199</text:p>
          </table:table-cell>
          <table:table-cell office:value-type="float" office:value="0.0786749482401656">
            <text:p>0.0786749482</text:p>
          </table:table-cell>
          <table:table-cell office:value-type="float" office:value="0.0841327705295472">
            <text:p>0.0841327705</text:p>
          </table:table-cell>
          <table:table-cell office:value-type="float" office:value="1.66213330597449">
            <text:p>1.662133306</text:p>
          </table:table-cell>
          <table:table-cell office:value-type="float" office:value="1.28749422390254">
            <text:p>1.2874942239</text:p>
          </table:table-cell>
          <table:table-cell office:value-type="float" office:value="1.30833821008429">
            <text:p>1.3083382101</text:p>
          </table:table-cell>
          <table:table-cell office:value-type="float" office:value="4.35528856015272">
            <text:p>4.3552885602</text:p>
          </table:table-cell>
          <table:table-cell office:value-type="float" office:value="9.15246495558115">
            <text:p>9.1524649556</text:p>
          </table:table-cell>
          <table:table-cell office:value-type="float" office:value="8.58063804027135">
            <text:p>8.5806380403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92">
            <text:p>1092</text:p>
          </table:table-cell>
          <table:table-cell office:value-type="float" office:value="2511">
            <text:p>2511</text:p>
          </table:table-cell>
          <table:table-cell office:value-type="float" office:value="87.75">
            <text:p>87.75</text:p>
          </table:table-cell>
          <table:table-cell office:value-type="float" office:value="171">
            <text:p>171</text:p>
          </table:table-cell>
          <table:table-cell office:value-type="float" office:value="72.125">
            <text:p>72.125</text:p>
          </table:table-cell>
          <table:table-cell office:value-type="float" office:value="0.267530487804878">
            <text:p>0.2675304878</text:p>
          </table:table-cell>
          <table:table-cell office:value-type="float" office:value="0.156593406593407">
            <text:p>0.1565934066</text:p>
          </table:table-cell>
          <table:table-cell office:value-type="float" office:value="0.0287236160892075">
            <text:p>0.0287236161</text:p>
          </table:table-cell>
          <table:table-cell office:value-type="float" office:value="2.0766389286511">
            <text:p>2.0766389287</text:p>
          </table:table-cell>
          <table:table-cell office:value-type="float" office:value="1.59613905325444">
            <text:p>1.5961390533</text:p>
          </table:table-cell>
          <table:table-cell office:value-type="float" office:value="1.10214974670986">
            <text:p>1.1021497467</text:p>
          </table:table-cell>
          <table:table-cell office:value-type="float" office:value="2.92380178989601">
            <text:p>2.9238017899</text:p>
          </table:table-cell>
          <table:table-cell office:value-type="float" office:value="4.76458693239878">
            <text:p>4.7645869324</text:p>
          </table:table-cell>
          <table:table-cell office:value-type="float" office:value="24.4765506135882">
            <text:p>24.476550613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360">
            <text:p>360</text:p>
          </table:table-cell>
          <table:table-cell office:value-type="float" office:value="1110">
            <text:p>1110</text:p>
          </table:table-cell>
          <table:table-cell office:value-type="float" office:value="2483">
            <text:p>2483</text:p>
          </table:table-cell>
          <table:table-cell office:value-type="float" office:value="110.375">
            <text:p>110.375</text:p>
          </table:table-cell>
          <table:table-cell office:value-type="float" office:value="105.625">
            <text:p>105.625</text:p>
          </table:table-cell>
          <table:table-cell office:value-type="float" office:value="167.25">
            <text:p>167.25</text:p>
          </table:table-cell>
          <table:table-cell office:value-type="float" office:value="0.306597222222222">
            <text:p>0.3065972222</text:p>
          </table:table-cell>
          <table:table-cell office:value-type="float" office:value="0.0951576576576577">
            <text:p>0.0951576577</text:p>
          </table:table-cell>
          <table:table-cell office:value-type="float" office:value="0.0673580346355215">
            <text:p>0.0673580346</text:p>
          </table:table-cell>
          <table:table-cell office:value-type="float" office:value="2.25733391685957">
            <text:p>2.2573339169</text:p>
          </table:table-cell>
          <table:table-cell office:value-type="float" office:value="1.35079956223115">
            <text:p>1.3507995622</text:p>
          </table:table-cell>
          <table:table-cell office:value-type="float" office:value="1.24464584669105">
            <text:p>1.2446458467</text:p>
          </table:table-cell>
          <table:table-cell office:value-type="float" office:value="2.59191932314823">
            <text:p>2.5919193231</text:p>
          </table:table-cell>
          <table:table-cell office:value-type="float" office:value="7.62552140939062">
            <text:p>7.6255214094</text:p>
          </table:table-cell>
          <table:table-cell office:value-type="float" office:value="10.6332985198866">
            <text:p>10.633298519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95">
            <text:p>1295</text:p>
          </table:table-cell>
          <table:table-cell office:value-type="float" office:value="3221">
            <text:p>3221</text:p>
          </table:table-cell>
          <table:table-cell office:value-type="float" office:value="140.625">
            <text:p>140.625</text:p>
          </table:table-cell>
          <table:table-cell office:value-type="float" office:value="113.25">
            <text:p>113.25</text:p>
          </table:table-cell>
          <table:table-cell office:value-type="float" office:value="212.625">
            <text:p>212.625</text:p>
          </table:table-cell>
          <table:table-cell office:value-type="float" office:value="0.378024193548387">
            <text:p>0.3780241935</text:p>
          </table:table-cell>
          <table:table-cell office:value-type="float" office:value="0.0874517374517375">
            <text:p>0.0874517375</text:p>
          </table:table-cell>
          <table:table-cell office:value-type="float" office:value="0.0660121080409811">
            <text:p>0.066012108</text:p>
          </table:table-cell>
          <table:table-cell office:value-type="float" office:value="2.60317316759886">
            <text:p>2.6031731676</text:p>
          </table:table-cell>
          <table:table-cell office:value-type="float" office:value="1.3210707815924">
            <text:p>1.3210707816</text:p>
          </table:table-cell>
          <table:table-cell office:value-type="float" office:value="1.23958327102314">
            <text:p>1.239583271</text:p>
          </table:table-cell>
          <table:table-cell office:value-type="float" office:value="2.16168908074055">
            <text:p>2.1616890807</text:p>
          </table:table-cell>
          <table:table-cell office:value-type="float" office:value="8.26778538922992">
            <text:p>8.2677853892</text:p>
          </table:table-cell>
          <table:table-cell office:value-type="float" office:value="10.8431850807153">
            <text:p>10.843185080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634">
            <text:p>634</text:p>
          </table:table-cell>
          <table:table-cell office:value-type="float" office:value="1424">
            <text:p>1424</text:p>
          </table:table-cell>
          <table:table-cell office:value-type="float" office:value="3584">
            <text:p>3584</text:p>
          </table:table-cell>
          <table:table-cell office:value-type="float" office:value="94.25">
            <text:p>94.25</text:p>
          </table:table-cell>
          <table:table-cell office:value-type="float" office:value="270.5">
            <text:p>270.5</text:p>
          </table:table-cell>
          <table:table-cell office:value-type="float" office:value="281.75">
            <text:p>281.75</text:p>
          </table:table-cell>
          <table:table-cell office:value-type="float" office:value="0.148659305993691">
            <text:p>0.148659306</text:p>
          </table:table-cell>
          <table:table-cell office:value-type="float" office:value="0.189957865168539">
            <text:p>0.1899578652</text:p>
          </table:table-cell>
          <table:table-cell office:value-type="float" office:value="0.07861328125">
            <text:p>0.0786132813</text:p>
          </table:table-cell>
          <table:table-cell office:value-type="float" office:value="1.56362276592463">
            <text:p>1.5636227659</text:p>
          </table:table-cell>
          <table:table-cell office:value-type="float" office:value="1.73557714954709">
            <text:p>1.7355771495</text:p>
          </table:table-cell>
          <table:table-cell office:value-type="float" office:value="1.28725937843323">
            <text:p>1.2872593784</text:p>
          </table:table-cell>
          <table:table-cell office:value-type="float" office:value="5.00122640071444">
            <text:p>5.0012264007</text:p>
          </table:table-cell>
          <table:table-cell office:value-type="float" office:value="3.98548501474421">
            <text:p>3.9854850147</text:p>
          </table:table-cell>
          <table:table-cell office:value-type="float" office:value="9.15937933541159">
            <text:p>9.1593793354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14">
            <text:p>814</text:p>
          </table:table-cell>
          <table:table-cell office:value-type="float" office:value="1562">
            <text:p>1562</text:p>
          </table:table-cell>
          <table:table-cell office:value-type="float" office:value="3648">
            <text:p>3648</text:p>
          </table:table-cell>
          <table:table-cell office:value-type="float" office:value="107.125">
            <text:p>107.125</text:p>
          </table:table-cell>
          <table:table-cell office:value-type="float" office:value="164.5">
            <text:p>164.5</text:p>
          </table:table-cell>
          <table:table-cell office:value-type="float" office:value="156.25">
            <text:p>156.25</text:p>
          </table:table-cell>
          <table:table-cell office:value-type="float" office:value="0.131603194103194">
            <text:p>0.1316031941</text:p>
          </table:table-cell>
          <table:table-cell office:value-type="float" office:value="0.105313700384123">
            <text:p>0.1053137004</text:p>
          </table:table-cell>
          <table:table-cell office:value-type="float" office:value="0.0428316885964912">
            <text:p>0.0428316886</text:p>
          </table:table-cell>
          <table:table-cell office:value-type="float" office:value="1.49455720472958">
            <text:p>1.4945572047</text:p>
          </table:table-cell>
          <table:table-cell office:value-type="float" office:value="1.39033626330208">
            <text:p>1.3903362633</text:p>
          </table:table-cell>
          <table:table-cell office:value-type="float" office:value="1.15350663504185">
            <text:p>1.153506635</text:p>
          </table:table-cell>
          <table:table-cell office:value-type="float" office:value="5.60638195366383">
            <text:p>5.6063819537</text:p>
          </table:table-cell>
          <table:table-cell office:value-type="float" office:value="6.92252883769953">
            <text:p>6.9225288377</text:p>
          </table:table-cell>
          <table:table-cell office:value-type="float" office:value="16.5271969779637">
            <text:p>16.52719697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866">
            <text:p>866</text:p>
          </table:table-cell>
          <table:table-cell office:value-type="float" office:value="1626">
            <text:p>1626</text:p>
          </table:table-cell>
          <table:table-cell office:value-type="float" office:value="3658">
            <text:p>3658</text:p>
          </table:table-cell>
          <table:table-cell office:value-type="float" office:value="40.75">
            <text:p>40.75</text:p>
          </table:table-cell>
          <table:table-cell office:value-type="float" office:value="82.625">
            <text:p>82.625</text:p>
          </table:table-cell>
          <table:table-cell office:value-type="float" office:value="270.125">
            <text:p>270.125</text:p>
          </table:table-cell>
          <table:table-cell office:value-type="float" office:value="0.0470554272517321">
            <text:p>0.0470554273</text:p>
          </table:table-cell>
          <table:table-cell office:value-type="float" office:value="0.0508148831488315">
            <text:p>0.0508148831</text:p>
          </table:table-cell>
          <table:table-cell office:value-type="float" office:value="0.0738449972662657">
            <text:p>0.0738449973</text:p>
          </table:table-cell>
          <table:table-cell office:value-type="float" office:value="1.16903385331939">
            <text:p>1.1690338533</text:p>
          </table:table-cell>
          <table:table-cell office:value-type="float" office:value="1.18291310962579">
            <text:p>1.1829131096</text:p>
          </table:table-cell>
          <table:table-cell office:value-type="float" office:value="1.26914553432959">
            <text:p>1.2691455343</text:p>
          </table:table-cell>
          <table:table-cell office:value-type="float" office:value="15.0743583630026">
            <text:p>15.074358363</text:p>
          </table:table-cell>
          <table:table-cell office:value-type="float" office:value="13.9843438354264">
            <text:p>13.9843438354</text:p>
          </table:table-cell>
          <table:table-cell office:value-type="float" office:value="9.72897370939283">
            <text:p>9.7289737094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920">
            <text:p>920</text:p>
          </table:table-cell>
          <table:table-cell office:value-type="float" office:value="1680">
            <text:p>1680</text:p>
          </table:table-cell>
          <table:table-cell office:value-type="float" office:value="4252">
            <text:p>4252</text:p>
          </table:table-cell>
          <table:table-cell office:value-type="float" office:value="44.75">
            <text:p>44.75</text:p>
          </table:table-cell>
          <table:table-cell office:value-type="float" office:value="60.125">
            <text:p>60.125</text:p>
          </table:table-cell>
          <table:table-cell office:value-type="float" office:value="284.625">
            <text:p>284.625</text:p>
          </table:table-cell>
          <table:table-cell office:value-type="float" office:value="0.0486413043478261">
            <text:p>0.0486413043</text:p>
          </table:table-cell>
          <table:table-cell office:value-type="float" office:value="0.0357886904761905">
            <text:p>0.0357886905</text:p>
          </table:table-cell>
          <table:table-cell office:value-type="float" office:value="0.0669390874882408">
            <text:p>0.0669390875</text:p>
          </table:table-cell>
          <table:table-cell office:value-type="float" office:value="1.17488187913516">
            <text:p>1.1748818791</text:p>
          </table:table-cell>
          <table:table-cell office:value-type="float" office:value="1.12777084418403">
            <text:p>1.1277708442</text:p>
          </table:table-cell>
          <table:table-cell office:value-type="float" office:value="1.24306925541901">
            <text:p>1.2430692554</text:p>
          </table:table-cell>
          <table:table-cell office:value-type="float" office:value="14.5940069285215">
            <text:p>14.5940069285</text:p>
          </table:table-cell>
          <table:table-cell office:value-type="float" office:value="19.7123140602341">
            <text:p>19.7123140602</text:p>
          </table:table-cell>
          <table:table-cell office:value-type="float" office:value="10.6977255865845">
            <text:p>10.697725586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922">
            <text:p>922</text:p>
          </table:table-cell>
          <table:table-cell office:value-type="float" office:value="1848">
            <text:p>1848</text:p>
          </table:table-cell>
          <table:table-cell office:value-type="float" office:value="4611">
            <text:p>4611</text:p>
          </table:table-cell>
          <table:table-cell office:value-type="float" office:value="77.25">
            <text:p>77.25</text:p>
          </table:table-cell>
          <table:table-cell office:value-type="float" office:value="-77.5">
            <text:p>-77.5</text:p>
          </table:table-cell>
          <table:table-cell office:value-type="float" office:value="7.75">
            <text:p>7.75</text:p>
          </table:table-cell>
          <table:table-cell office:value-type="float" office:value="0.0837852494577006">
            <text:p>0.0837852495</text:p>
          </table:table-cell>
          <table:table-cell office:value-type="float" office:value="-0.0419372294372294">
            <text:p>-0.0419372294</text:p>
          </table:table-cell>
          <table:table-cell office:value-type="float" office:value="0.00168076339188896">
            <text:p>0.0016807634</text:p>
          </table:table-cell>
          <table:table-cell office:value-type="float" office:value="1.30700751043426">
            <text:p>1.3070075104</text:p>
          </table:table-cell>
          <table:table-cell office:value-type="float" office:value="0.856666810146924">
            <text:p>0.8566668101</text:p>
          </table:table-cell>
          <table:table-cell office:value-type="float" office:value="1.00588820880415">
            <text:p>1.0058882088</text:p>
          </table:table-cell>
          <table:table-cell office:value-type="float" office:value="8.61482882439879">
            <text:p>8.6148288244</text:p>
          </table:table-cell>
          <table:table-cell office:value-type="float" office:value="-16.1791581539605">
            <text:p>-16.1791581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20">
            <text:p>20</text:p>
          </table:table-cell>
          <table:table-cell office:value-type="float" office:value="898">
            <text:p>898</text:p>
          </table:table-cell>
          <table:table-cell office:value-type="float" office:value="1868">
            <text:p>1868</text:p>
          </table:table-cell>
          <table:table-cell office:value-type="float" office:value="4538">
            <text:p>4538</text:p>
          </table:table-cell>
          <table:table-cell office:value-type="float" office:value="65.375">
            <text:p>65.375</text:p>
          </table:table-cell>
          <table:table-cell office:value-type="float" office:value="112.625">
            <text:p>112.625</text:p>
          </table:table-cell>
          <table:table-cell office:value-type="float" office:value="142.125">
            <text:p>142.125</text:p>
          </table:table-cell>
          <table:table-cell office:value-type="float" office:value="0.0728006681514477">
            <text:p>0.0728006682</text:p>
          </table:table-cell>
          <table:table-cell office:value-type="float" office:value="0.060291755888651">
            <text:p>0.0602917559</text:p>
          </table:table-cell>
          <table:table-cell office:value-type="float" office:value="0.0313188629352138">
            <text:p>0.0313188629</text:p>
          </table:table-cell>
          <table:table-cell office:value-type="float" office:value="1.26519021560533">
            <text:p>1.2651902156</text:p>
          </table:table-cell>
          <table:table-cell office:value-type="float" office:value="1.21814593343343">
            <text:p>1.2181459334</text:p>
          </table:table-cell>
          <table:table-cell office:value-type="float" office:value="1.11153852777734">
            <text:p>1.1115385278</text:p>
          </table:table-cell>
          <table:table-cell office:value-type="float" office:value="9.86367991127238">
            <text:p>9.8636799113</text:p>
          </table:table-cell>
          <table:table-cell office:value-type="float" office:value="11.8397420500308">
            <text:p>11.83974205</text:p>
          </table:table-cell>
          <table:table-cell office:value-type="float" office:value="22.4767318485417">
            <text:p>22.476731848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1014">
            <text:p>1014</text:p>
          </table:table-cell>
          <table:table-cell office:value-type="float" office:value="1856">
            <text:p>1856</text:p>
          </table:table-cell>
          <table:table-cell office:value-type="float" office:value="3718">
            <text:p>3718</text:p>
          </table:table-cell>
          <table:table-cell office:value-type="float" office:value="32.375">
            <text:p>32.375</text:p>
          </table:table-cell>
          <table:table-cell office:value-type="float" office:value="127">
            <text:p>127</text:p>
          </table:table-cell>
          <table:table-cell office:value-type="float" office:value="274">
            <text:p>274</text:p>
          </table:table-cell>
          <table:table-cell office:value-type="float" office:value="0.0319280078895464">
            <text:p>0.0319280079</text:p>
          </table:table-cell>
          <table:table-cell office:value-type="float" office:value="0.068426724137931">
            <text:p>0.0684267241</text:p>
          </table:table-cell>
          <table:table-cell office:value-type="float" office:value="0.0736955352339968">
            <text:p>0.0736955352</text:p>
          </table:table-cell>
          <table:table-cell office:value-type="float" office:value="1.11374604708149">
            <text:p>1.1137460471</text:p>
          </table:table-cell>
          <table:table-cell office:value-type="float" office:value="1.24867067897221">
            <text:p>1.248670679</text:p>
          </table:table-cell>
          <table:table-cell office:value-type="float" office:value="1.2685791958693">
            <text:p>1.2685791959</text:p>
          </table:table-cell>
          <table:table-cell office:value-type="float" office:value="22.0544490598457">
            <text:p>22.0544490598</text:p>
          </table:table-cell>
          <table:table-cell office:value-type="float" office:value="10.4725237153639">
            <text:p>10.4725237154</text:p>
          </table:table-cell>
          <table:table-cell office:value-type="float" office:value="9.7480185536717">
            <text:p>9.748018553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1">
            <text:p>21</text:p>
          </table:table-cell>
          <table:table-cell office:value-type="float" office:value="1283">
            <text:p>1283</text:p>
          </table:table-cell>
          <table:table-cell office:value-type="float" office:value="2155">
            <text:p>2155</text:p>
          </table:table-cell>
          <table:table-cell office:value-type="float" office:value="3714">
            <text:p>3714</text:p>
          </table:table-cell>
          <table:table-cell office:value-type="float" office:value="48.375">
            <text:p>48.375</text:p>
          </table:table-cell>
          <table:table-cell office:value-type="float" office:value="76.875">
            <text:p>76.875</text:p>
          </table:table-cell>
          <table:table-cell office:value-type="float" office:value="82.5">
            <text:p>82.5</text:p>
          </table:table-cell>
          <table:table-cell office:value-type="float" office:value="0.0377045985970382">
            <text:p>0.0377045986</text:p>
          </table:table-cell>
          <table:table-cell office:value-type="float" office:value="0.0356728538283063">
            <text:p>0.0356728538</text:p>
          </table:table-cell>
          <table:table-cell office:value-type="float" office:value="0.0222132471728595">
            <text:p>0.0222132472</text:p>
          </table:table-cell>
          <table:table-cell office:value-type="float" office:value="1.13475250313015">
            <text:p>1.1347525031</text:p>
          </table:table-cell>
          <table:table-cell office:value-type="float" office:value="1.12734919129957">
            <text:p>1.1273491913</text:p>
          </table:table-cell>
          <table:table-cell office:value-type="float" office:value="1.07871348467093">
            <text:p>1.0787134847</text:p>
          </table:table-cell>
          <table:table-cell office:value-type="float" office:value="18.7280602385366">
            <text:p>18.7280602385</text:p>
          </table:table-cell>
          <table:table-cell office:value-type="float" office:value="19.7752114157465">
            <text:p>19.7752114157</text:p>
          </table:table-cell>
          <table:table-cell office:value-type="float" office:value="31.5495303574127">
            <text:p>31.549530357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22">
            <text:p>22</text:p>
          </table:table-cell>
          <table:table-cell office:value-type="float" office:value="1242">
            <text:p>1242</text:p>
          </table:table-cell>
          <table:table-cell office:value-type="float" office:value="2112">
            <text:p>2112</text:p>
          </table:table-cell>
          <table:table-cell office:value-type="float" office:value="3604">
            <text:p>3604</text:p>
          </table:table-cell>
          <table:table-cell office:value-type="float" office:value="92">
            <text:p>92</text:p>
          </table:table-cell>
          <table:table-cell office:value-type="float" office:value="115.25">
            <text:p>115.25</text:p>
          </table:table-cell>
          <table:table-cell office:value-type="float" office:value="369.125">
            <text:p>369.125</text:p>
          </table:table-cell>
          <table:table-cell office:value-type="float" office:value="0.0740740740740741">
            <text:p>0.0740740741</text:p>
          </table:table-cell>
          <table:table-cell office:value-type="float" office:value="0.0545691287878788">
            <text:p>0.0545691288</text:p>
          </table:table-cell>
          <table:table-cell office:value-type="float" office:value="0.102420921198668">
            <text:p>0.1024209212</text:p>
          </table:table-cell>
          <table:table-cell office:value-type="float" office:value="1.27001371742112">
            <text:p>1.2700137174</text:p>
          </table:table-cell>
          <table:table-cell office:value-type="float" office:value="1.19682841879825">
            <text:p>1.1968284188</text:p>
          </table:table-cell>
          <table:table-cell office:value-type="float" office:value="1.37903371258974">
            <text:p>1.3790337126</text:p>
          </table:table-cell>
          <table:table-cell office:value-type="float" office:value="9.69993324746688">
            <text:p>9.6999332475</text:p>
          </table:table-cell>
          <table:table-cell office:value-type="float" office:value="13.045689903179">
            <text:p>13.0456899032</text:p>
          </table:table-cell>
          <table:table-cell office:value-type="float" office:value="7.10857491478172">
            <text:p>7.1085749148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296">
            <text:p>1296</text:p>
          </table:table-cell>
          <table:table-cell office:value-type="float" office:value="2393">
            <text:p>2393</text:p>
          </table:table-cell>
          <table:table-cell office:value-type="float" office:value="4770">
            <text:p>4770</text:p>
          </table:table-cell>
          <table:table-cell office:value-type="float" office:value="149.25">
            <text:p>149.25</text:p>
          </table:table-cell>
          <table:table-cell office:value-type="float" office:value="187.125">
            <text:p>187.125</text:p>
          </table:table-cell>
          <table:table-cell office:value-type="float" office:value="549.375">
            <text:p>549.375</text:p>
          </table:table-cell>
          <table:table-cell office:value-type="float" office:value="0.115162037037037">
            <text:p>0.115162037</text:p>
          </table:table-cell>
          <table:table-cell office:value-type="float" office:value="0.0781968240702048">
            <text:p>0.0781968241</text:p>
          </table:table-cell>
          <table:table-cell office:value-type="float" office:value="0.115172955974843">
            <text:p>0.115172956</text:p>
          </table:table-cell>
          <table:table-cell office:value-type="float" office:value="1.42906122738769">
            <text:p>1.4290612274</text:p>
          </table:table-cell>
          <table:table-cell office:value-type="float" office:value="1.28567378110326">
            <text:p>1.2856737811</text:p>
          </table:table-cell>
          <table:table-cell office:value-type="float" office:value="1.4291043730964">
            <text:p>1.4291043731</text:p>
          </table:table-cell>
          <table:table-cell office:value-type="float" office:value="6.35916483637598">
            <text:p>6.3591648364</text:p>
          </table:table-cell>
          <table:table-cell office:value-type="float" office:value="9.20635976373746">
            <text:p>9.2063597637</text:p>
          </table:table-cell>
          <table:table-cell office:value-type="float" office:value="6.35859365244209">
            <text:p>6.3585936524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 office:value-type="float" office:value="32">
            <text:p>32</text:p>
          </table:table-cell>
          <table:table-cell office:value-type="float" office:value="1400">
            <text:p>1400</text:p>
          </table:table-cell>
          <table:table-cell office:value-type="float" office:value="2383">
            <text:p>2383</text:p>
          </table:table-cell>
          <table:table-cell office:value-type="float" office:value="5194">
            <text:p>5194</text:p>
          </table:table-cell>
          <table:table-cell office:value-type="float" office:value="99">
            <text:p>99</text:p>
          </table:table-cell>
          <table:table-cell office:value-type="float" office:value="126">
            <text:p>126</text:p>
          </table:table-cell>
          <table:table-cell office:value-type="float" office:value="515.75">
            <text:p>515.75</text:p>
          </table:table-cell>
          <table:table-cell office:value-type="float" office:value="0.0707142857142857">
            <text:p>0.0707142857</text:p>
          </table:table-cell>
          <table:table-cell office:value-type="float" office:value="0.0528745279060008">
            <text:p>0.0528745279</text:p>
          </table:table-cell>
          <table:table-cell office:value-type="float" office:value="0.0992972660762418">
            <text:p>0.0992972661</text:p>
          </table:table-cell>
          <table:table-cell office:value-type="float" office:value="1.257301">
            <text:p>1.257301</text:p>
          </table:table-cell>
          <table:table-cell office:value-type="float" office:value="1.19054045044552">
            <text:p>1.1905404504</text:p>
          </table:table-cell>
          <table:table-cell office:value-type="float" office:value="1.36686592748527">
            <text:p>1.3668659275</text:p>
          </table:table-cell>
          <table:table-cell office:value-type="float" office:value="10.1447085750663">
            <text:p>10.1447085751</text:p>
          </table:table-cell>
          <table:table-cell office:value-type="float" office:value="13.4528811565499">
            <text:p>13.4528811565</text:p>
          </table:table-cell>
          <table:table-cell office:value-type="float" office:value="7.32163232044575">
            <text:p>7.321632320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32">
            <text:p>32</text:p>
          </table:table-cell>
          <table:table-cell office:value-type="float" office:value="1468">
            <text:p>1468</text:p>
          </table:table-cell>
          <table:table-cell office:value-type="float" office:value="2425">
            <text:p>2425</text:p>
          </table:table-cell>
          <table:table-cell office:value-type="float" office:value="5406">
            <text:p>5406</text:p>
          </table:table-cell>
          <table:table-cell office:value-type="float" office:value="60.625">
            <text:p>60.625</text:p>
          </table:table-cell>
          <table:table-cell office:value-type="float" office:value="99">
            <text:p>99</text:p>
          </table:table-cell>
          <table:table-cell office:value-type="float" office:value="503">
            <text:p>503</text:p>
          </table:table-cell>
          <table:table-cell office:value-type="float" office:value="0.0412976839237057">
            <text:p>0.0412976839</text:p>
          </table:table-cell>
          <table:table-cell office:value-type="float" office:value="0.0408247422680412">
            <text:p>0.0408247423</text:p>
          </table:table-cell>
          <table:table-cell office:value-type="float" office:value="0.0930447650758417">
            <text:p>0.0930447651</text:p>
          </table:table-cell>
          <table:table-cell office:value-type="float" office:value="1.14788467118">
            <text:p>1.1478846712</text:p>
          </table:table-cell>
          <table:table-cell office:value-type="float" office:value="1.1461532507174">
            <text:p>1.1461532507</text:p>
          </table:table-cell>
          <table:table-cell office:value-type="float" office:value="1.34262504124916">
            <text:p>1.3426250412</text:p>
          </table:table-cell>
          <table:table-cell office:value-type="float" office:value="17.1284021032443">
            <text:p>17.1284021032</text:p>
          </table:table-cell>
          <table:table-cell office:value-type="float" office:value="17.3228675665471">
            <text:p>17.3228675665</text:p>
          </table:table-cell>
          <table:table-cell office:value-type="float" office:value="7.79104498140582">
            <text:p>7.7910449814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1">
            <text:p>31</text:p>
          </table:table-cell>
          <table:table-cell office:value-type="float" office:value="37">
            <text:p>37</text:p>
          </table:table-cell>
          <table:table-cell office:value-type="float" office:value="1550">
            <text:p>1550</text:p>
          </table:table-cell>
          <table:table-cell office:value-type="float" office:value="2604">
            <text:p>2604</text:p>
          </table:table-cell>
          <table:table-cell office:value-type="float" office:value="6466">
            <text:p>6466</text:p>
          </table:table-cell>
          <table:table-cell office:value-type="float" office:value="-11.375">
            <text:p>-11.375</text:p>
          </table:table-cell>
          <table:table-cell office:value-type="float" office:value="141.75">
            <text:p>141.75</text:p>
          </table:table-cell>
          <table:table-cell office:value-type="float" office:value="569.75">
            <text:p>569.75</text:p>
          </table:table-cell>
          <table:table-cell office:value-type="float" office:value="-0.00733870967741935">
            <text:p>-0.0073387097</text:p>
          </table:table-cell>
          <table:table-cell office:value-type="float" office:value="0.0544354838709677">
            <text:p>0.0544354839</text:p>
          </table:table-cell>
          <table:table-cell office:value-type="float" office:value="0.0881147540983607">
            <text:p>0.0881147541</text:p>
          </table:table-cell>
          <table:table-cell office:value-type="float" office:value="0.974420075182102">
            <text:p>0.9744200752</text:p>
          </table:table-cell>
          <table:table-cell office:value-type="float" office:value="1.19633210848075">
            <text:p>1.1963321085</text:p>
          </table:table-cell>
          <table:table-cell office:value-type="float" office:value="1.3236194907283">
            <text:p>1.3236194907</text:p>
          </table:table-cell>
          <table:table-cell office:value-type="float" office:value="0">
            <text:p>0</text:p>
          </table:table-cell>
          <table:table-cell office:value-type="float" office:value="13.0768824418073">
            <text:p>13.0768824418</text:p>
          </table:table-cell>
          <table:table-cell office:value-type="float" office:value="8.20811085641148">
            <text:p>8.208110856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1325">
            <text:p>1325</text:p>
          </table:table-cell>
          <table:table-cell office:value-type="float" office:value="2809">
            <text:p>2809</text:p>
          </table:table-cell>
          <table:table-cell office:value-type="float" office:value="8056">
            <text:p>8056</text:p>
          </table:table-cell>
          <table:table-cell office:value-type="float" office:value="-34.625">
            <text:p>-34.625</text:p>
          </table:table-cell>
          <table:table-cell office:value-type="float" office:value="79.5">
            <text:p>79.5</text:p>
          </table:table-cell>
          <table:table-cell office:value-type="float" office:value="331.25">
            <text:p>331.25</text:p>
          </table:table-cell>
          <table:table-cell office:value-type="float" office:value="-0.0261320754716981">
            <text:p>-0.0261320755</text:p>
          </table:table-cell>
          <table:table-cell office:value-type="float" office:value="0.0283018867924528">
            <text:p>0.0283018868</text:p>
          </table:table-cell>
          <table:table-cell office:value-type="float" office:value="0.0411184210526316">
            <text:p>0.0411184211</text:p>
          </table:table-cell>
          <table:table-cell office:value-type="float" office:value="0.909876191171235">
            <text:p>0.9098761912</text:p>
          </table:table-cell>
          <table:table-cell office:value-type="float" office:value="1.10062655749377">
            <text:p>1.1006265575</text:p>
          </table:table-cell>
          <table:table-cell office:value-type="float" office:value="1.14722829380194">
            <text:p>1.1472282938</text:p>
          </table:table-cell>
          <table:table-cell office:value-type="float" office:value="-26.1766626610296">
            <text:p>-26.176662661</text:p>
          </table:table-cell>
          <table:table-cell office:value-type="float" office:value="24.8361619161753">
            <text:p>24.8361619162</text:p>
          </table:table-cell>
          <table:table-cell office:value-type="float" office:value="17.2015855228123">
            <text:p>17.2015855228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3">
            <text:p>3</text:p>
          </table:table-cell>
          <table:table-cell office:value-type="float" office:value="29">
            <text:p>29</text:p>
          </table:table-cell>
          <table:table-cell table:number-columns-repeated="2" office:value-type="float" office:value="36">
            <text:p>36</text:p>
          </table:table-cell>
          <table:table-cell office:value-type="float" office:value="1175">
            <text:p>1175</text:p>
          </table:table-cell>
          <table:table-cell office:value-type="float" office:value="2703">
            <text:p>2703</text:p>
          </table:table-cell>
          <table:table-cell office:value-type="float" office:value="7844">
            <text:p>7844</text:p>
          </table:table-cell>
          <table:table-cell office:value-type="float" office:value="-2.5">
            <text:p>-2.5</text:p>
          </table:table-cell>
          <table:table-cell office:value-type="float" office:value="130.375">
            <text:p>130.375</text:p>
          </table:table-cell>
          <table:table-cell office:value-type="float" office:value="212">
            <text:p>212</text:p>
          </table:table-cell>
          <table:table-cell office:value-type="float" office:value="-0.00212765957446809">
            <text:p>-0.0021276596</text:p>
          </table:table-cell>
          <table:table-cell office:value-type="float" office:value="0.0482334443211247">
            <text:p>0.0482334443</text:p>
          </table:table-cell>
          <table:table-cell office:value-type="float" office:value="0.027027027027027">
            <text:p>0.027027027</text:p>
          </table:table-cell>
          <table:table-cell office:value-type="float" office:value="0.992562064282481">
            <text:p>0.9925620643</text:p>
          </table:table-cell>
          <table:table-cell office:value-type="float" office:value="1.17337692682005">
            <text:p>1.1733769268</text:p>
          </table:table-cell>
          <table:table-cell office:value-type="float" office:value="1.09602629656684">
            <text:p>1.0960262966</text:p>
          </table:table-cell>
          <table:table-cell office:value-type="float" office:value="0">
            <text:p>0</text:p>
          </table:table-cell>
          <table:table-cell office:value-type="float" office:value="14.7145283059363">
            <text:p>14.7145283059</text:p>
          </table:table-cell>
          <table:table-cell office:value-type="float" office:value="25.9914788709004">
            <text:p>25.991478870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475">
            <text:p>1475</text:p>
          </table:table-cell>
          <table:table-cell office:value-type="float" office:value="3045">
            <text:p>3045</text:p>
          </table:table-cell>
          <table:table-cell office:value-type="float" office:value="7738">
            <text:p>7738</text:p>
          </table:table-cell>
          <table:table-cell office:value-type="float" office:value="-26">
            <text:p>-26</text:p>
          </table:table-cell>
          <table:table-cell office:value-type="float" office:value="26.5">
            <text:p>26.5</text:p>
          </table:table-cell>
          <table:table-cell office:value-type="float" office:value="357.75">
            <text:p>357.75</text:p>
          </table:table-cell>
          <table:table-cell office:value-type="float" office:value="-0.0176271186440678">
            <text:p>-0.0176271186</text:p>
          </table:table-cell>
          <table:table-cell office:value-type="float" office:value="0.00870279146141215">
            <text:p>0.0087027915</text:p>
          </table:table-cell>
          <table:table-cell office:value-type="float" office:value="0.0462328767123288">
            <text:p>0.0462328767</text:p>
          </table:table-cell>
          <table:table-cell office:value-type="float" office:value="0.938914086756679">
            <text:p>0.9389140868</text:p>
          </table:table-cell>
          <table:table-cell office:value-type="float" office:value="1.03060821773022">
            <text:p>1.0306082177</text:p>
          </table:table-cell>
          <table:table-cell office:value-type="float" office:value="1.16600452711578">
            <text:p>1.1660045271</text:p>
          </table:table-cell>
          <table:table-cell table:number-columns-repeated="2" office:value-type="float" office:value="0">
            <text:p>0</text:p>
          </table:table-cell>
          <table:table-cell office:value-type="float" office:value="15.3364798515223">
            <text:p>15.336479851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550">
            <text:p>1550</text:p>
          </table:table-cell>
          <table:table-cell office:value-type="float" office:value="3225">
            <text:p>3225</text:p>
          </table:table-cell>
          <table:table-cell office:value-type="float" office:value="8162">
            <text:p>8162</text:p>
          </table:table-cell>
          <table:table-cell office:value-type="float" office:value="-11.375">
            <text:p>-11.375</text:p>
          </table:table-cell>
          <table:table-cell office:value-type="float" office:value="18.75">
            <text:p>18.75</text:p>
          </table:table-cell>
          <table:table-cell office:value-type="float" office:value="450.5">
            <text:p>450.5</text:p>
          </table:table-cell>
          <table:table-cell office:value-type="float" office:value="-0.00733870967741935">
            <text:p>-0.0073387097</text:p>
          </table:table-cell>
          <table:table-cell office:value-type="float" office:value="0.00581395348837209">
            <text:p>0.0058139535</text:p>
          </table:table-cell>
          <table:table-cell office:value-type="float" office:value="0.0551948051948052">
            <text:p>0.0551948052</text:p>
          </table:table-cell>
          <table:table-cell office:value-type="float" office:value="0.974420075182102">
            <text:p>0.9744200752</text:p>
          </table:table-cell>
          <table:table-cell office:value-type="float" office:value="1.02041508923743">
            <text:p>1.0204150892</text:p>
          </table:table-cell>
          <table:table-cell office:value-type="float" office:value="1.19915289256198">
            <text:p>1.1991528926</text:p>
          </table:table-cell>
          <table:table-cell table:number-columns-repeated="2" office:value-type="float" office:value="0">
            <text:p>0</text:p>
          </table:table-cell>
          <table:table-cell office:value-type="float" office:value="12.9016664160065">
            <text:p>12.90166641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27">
            <text:p>27</text:p>
          </table:table-cell>
          <table:table-cell office:value-type="float" office:value="36">
            <text:p>36</text:p>
          </table:table-cell>
          <table:table-cell office:value-type="float" office:value="1325">
            <text:p>1325</text:p>
          </table:table-cell>
          <table:table-cell office:value-type="float" office:value="3150">
            <text:p>3150</text:p>
          </table:table-cell>
          <table:table-cell office:value-type="float" office:value="7844">
            <text:p>7844</text:p>
          </table:table-cell>
          <table:table-cell office:value-type="float" office:value="-34.625">
            <text:p>-34.625</text:p>
          </table:table-cell>
          <table:table-cell office:value-type="float" office:value="-120.75">
            <text:p>-120.75</text:p>
          </table:table-cell>
          <table:table-cell office:value-type="float" office:value="212">
            <text:p>212</text:p>
          </table:table-cell>
          <table:table-cell office:value-type="float" office:value="-0.0261320754716981">
            <text:p>-0.0261320755</text:p>
          </table:table-cell>
          <table:table-cell office:value-type="float" office:value="-0.0383333333333333">
            <text:p>-0.0383333333</text:p>
          </table:table-cell>
          <table:table-cell office:value-type="float" office:value="0.027027027027027">
            <text:p>0.027027027</text:p>
          </table:table-cell>
          <table:table-cell office:value-type="float" office:value="0.909876191171235">
            <text:p>0.9098761912</text:p>
          </table:table-cell>
          <table:table-cell office:value-type="float" office:value="0.868713444444444">
            <text:p>0.8687134444</text:p>
          </table:table-cell>
          <table:table-cell office:value-type="float" office:value="1.09602629656684">
            <text:p>1.0960262966</text:p>
          </table:table-cell>
          <table:table-cell office:value-type="float" office:value="-26.1766626610296">
            <text:p>-26.176662661</text:p>
          </table:table-cell>
          <table:table-cell office:value-type="float" office:value="-17.7332690535362">
            <text:p>-17.7332690535</text:p>
          </table:table-cell>
          <table:table-cell office:value-type="float" office:value="25.9914788709004">
            <text:p>25.991478870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51">
            <text:p>51</text:p>
          </table:table-cell>
          <table:table-cell office:value-type="float" office:value="34">
            <text:p>34</text:p>
          </table:table-cell>
          <table:table-cell office:value-type="float" office:value="1175">
            <text:p>1175</text:p>
          </table:table-cell>
          <table:table-cell office:value-type="float" office:value="3040">
            <text:p>3040</text:p>
          </table:table-cell>
          <table:table-cell office:value-type="float" office:value="7738">
            <text:p>7738</text:p>
          </table:table-cell>
          <table:table-cell office:value-type="float" office:value="-2.5">
            <text:p>-2.5</text:p>
          </table:table-cell>
          <table:table-cell office:value-type="float" office:value="144">
            <text:p>144</text:p>
          </table:table-cell>
          <table:table-cell office:value-type="float" office:value="357.75">
            <text:p>357.75</text:p>
          </table:table-cell>
          <table:table-cell office:value-type="float" office:value="-0.00212765957446809">
            <text:p>-0.0021276596</text:p>
          </table:table-cell>
          <table:table-cell office:value-type="float" office:value="0.0473684210526316">
            <text:p>0.0473684211</text:p>
          </table:table-cell>
          <table:table-cell office:value-type="float" office:value="0.0462328767123288">
            <text:p>0.0462328767</text:p>
          </table:table-cell>
          <table:table-cell office:value-type="float" office:value="0.992562064282481">
            <text:p>0.9925620643</text:p>
          </table:table-cell>
          <table:table-cell office:value-type="float" office:value="1.17018725761773">
            <text:p>1.1701872576</text:p>
          </table:table-cell>
          <table:table-cell office:value-type="float" office:value="1.16600452711578">
            <text:p>1.1660045271</text:p>
          </table:table-cell>
          <table:table-cell office:value-type="float" office:value="0">
            <text:p>0</text:p>
          </table:table-cell>
          <table:table-cell office:value-type="float" office:value="14.9770075497654">
            <text:p>14.9770075498</text:p>
          </table:table-cell>
          <table:table-cell office:value-type="float" office:value="15.3364798515223">
            <text:p>15.336479851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34">
            <text:p>34</text:p>
          </table:table-cell>
          <table:table-cell office:value-type="float" office:value="45">
            <text:p>45</text:p>
          </table:table-cell>
          <table:table-cell office:value-type="float" office:value="1475">
            <text:p>1475</text:p>
          </table:table-cell>
          <table:table-cell office:value-type="float" office:value="3127">
            <text:p>3127</text:p>
          </table:table-cell>
          <table:table-cell office:value-type="float" office:value="8268">
            <text:p>8268</text:p>
          </table:table-cell>
          <table:table-cell office:value-type="float" office:value="-26">
            <text:p>-26</text:p>
          </table:table-cell>
          <table:table-cell office:value-type="float" office:value="39.75">
            <text:p>39.75</text:p>
          </table:table-cell>
          <table:table-cell office:value-type="float" office:value="212">
            <text:p>212</text:p>
          </table:table-cell>
          <table:table-cell office:value-type="float" office:value="-0.0176271186440678">
            <text:p>-0.0176271186</text:p>
          </table:table-cell>
          <table:table-cell office:value-type="float" office:value="0.0127118644067797">
            <text:p>0.0127118644</text:p>
          </table:table-cell>
          <table:table-cell office:value-type="float" office:value="0.0256410256410256">
            <text:p>0.0256410256</text:p>
          </table:table-cell>
          <table:table-cell office:value-type="float" office:value="0.938914086756679">
            <text:p>0.9389140868</text:p>
          </table:table-cell>
          <table:table-cell office:value-type="float" office:value="1.04480824475725">
            <text:p>1.0448082448</text:p>
          </table:table-cell>
          <table:table-cell office:value-type="float" office:value="1.0910322156476">
            <text:p>1.0910322156</text:p>
          </table:table-cell>
          <table:table-cell table:number-columns-repeated="2" office:value-type="float" office:value="0">
            <text:p>0</text:p>
          </table:table-cell>
          <table:table-cell office:value-type="float" office:value="27.3778512338058">
            <text:p>27.3778512338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49">
            <text:p>49</text:p>
          </table:table-cell>
          <table:table-cell office:value-type="float" office:value="1100">
            <text:p>1100</text:p>
          </table:table-cell>
          <table:table-cell office:value-type="float" office:value="3136">
            <text:p>3136</text:p>
          </table:table-cell>
          <table:table-cell office:value-type="float" office:value="10070">
            <text:p>10070</text:p>
          </table:table-cell>
          <table:table-cell office:value-type="float" office:value="-134.375">
            <text:p>-134.375</text:p>
          </table:table-cell>
          <table:table-cell office:value-type="float" office:value="144">
            <text:p>144</text:p>
          </table:table-cell>
          <table:table-cell office:value-type="float" office:value="-92.75">
            <text:p>-92.75</text:p>
          </table:table-cell>
          <table:table-cell office:value-type="float" office:value="-0.122159090909091">
            <text:p>-0.1221590909</text:p>
          </table:table-cell>
          <table:table-cell office:value-type="float" office:value="0.0459183673469388">
            <text:p>0.0459183673</text:p>
          </table:table-cell>
          <table:table-cell office:value-type="float" office:value="-0.00921052631578947">
            <text:p>-0.0092105263</text:p>
          </table:table-cell>
          <table:table-cell office:value-type="float" office:value="0.601691955061983">
            <text:p>0.6016919551</text:p>
          </table:table-cell>
          <table:table-cell office:value-type="float" office:value="1.16484693877551">
            <text:p>1.1648469388</text:p>
          </table:table-cell>
          <table:table-cell office:value-type="float" office:value="0.967929432132964">
            <text:p>0.9679294321</text:p>
          </table:table-cell>
          <table:table-cell office:value-type="float" office:value="-5.32003775790851">
            <text:p>-5.3200377579</text:p>
          </table:table-cell>
          <table:table-cell office:value-type="float" office:value="15.4391856875513">
            <text:p>15.43918568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table:number-columns-repeated="2" office:value-type="float" office:value="51">
            <text:p>51</text:p>
          </table:table-cell>
          <table:table-cell office:value-type="float" office:value="750">
            <text:p>750</text:p>
          </table:table-cell>
          <table:table-cell office:value-type="float" office:value="3021">
            <text:p>3021</text:p>
          </table:table-cell>
          <table:table-cell office:value-type="float" office:value="10282">
            <text:p>10282</text:p>
          </table:table-cell>
          <table:table-cell office:value-type="float" office:value="-15.625">
            <text:p>-15.625</text:p>
          </table:table-cell>
          <table:table-cell office:value-type="float" office:value="-6.625">
            <text:p>-6.625</text:p>
          </table:table-cell>
          <table:table-cell office:value-type="float" office:value="-172.25">
            <text:p>-172.25</text:p>
          </table:table-cell>
          <table:table-cell office:value-type="float" office:value="-0.0208333333333333">
            <text:p>-0.0208333333</text:p>
          </table:table-cell>
          <table:table-cell office:value-type="float" office:value="-0.00219298245614035">
            <text:p>-0.0021929825</text:p>
          </table:table-cell>
          <table:table-cell office:value-type="float" office:value="-0.0167525773195876">
            <text:p>-0.0167525773</text:p>
          </table:table-cell>
          <table:table-cell office:value-type="float" office:value="0.927934027777778">
            <text:p>0.9279340278</text:p>
          </table:table-cell>
          <table:table-cell office:value-type="float" office:value="0.992333987380733">
            <text:p>0.9923339874</text:p>
          </table:table-cell>
          <table:table-cell office:value-type="float" office:value="0.941916051121267">
            <text:p>0.9419160511</text:p>
          </table:table-cell>
          <table:table-cell office:value-type="float" office:value="-32.9232749929788">
            <text:p>-32.9232749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525">
            <text:p>525</text:p>
          </table:table-cell>
          <table:table-cell office:value-type="float" office:value="3024">
            <text:p>3024</text:p>
          </table:table-cell>
          <table:table-cell office:value-type="float" office:value="10070">
            <text:p>10070</text:p>
          </table:table-cell>
          <table:table-cell office:value-type="float" office:value="-65.625">
            <text:p>-65.625</text:p>
          </table:table-cell>
          <table:table-cell office:value-type="float" office:value="-136.5">
            <text:p>-136.5</text:p>
          </table:table-cell>
          <table:table-cell office:value-type="float" office:value="-225.25">
            <text:p>-225.25</text:p>
          </table:table-cell>
          <table:table-cell office:value-type="float" office:value="-0.125">
            <text:p>-0.125</text:p>
          </table:table-cell>
          <table:table-cell office:value-type="float" office:value="-0.0451388888888889">
            <text:p>-0.0451388889</text:p>
          </table:table-cell>
          <table:table-cell office:value-type="float" office:value="-0.0223684210526316">
            <text:p>-0.0223684211</text:p>
          </table:table-cell>
          <table:table-cell office:value-type="float" office:value="0.593125">
            <text:p>0.593125</text:p>
          </table:table-cell>
          <table:table-cell office:value-type="float" office:value="0.846007426697531">
            <text:p>0.8460074267</text:p>
          </table:table-cell>
          <table:table-cell office:value-type="float" office:value="0.92269120498615">
            <text:p>0.922691205</text:p>
          </table:table-cell>
          <table:table-cell office:value-type="float" office:value="-5.19089306968443">
            <text:p>-5.1908930697</text:p>
          </table:table-cell>
          <table:table-cell office:value-type="float" office:value="-15.0066345013279">
            <text:p>-15.0066345013</text:p>
          </table:table-cell>
          <table:table-cell office:value-type="float" office:value="-30.6398760078472">
            <text:p>-30.639876007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76">
            <text:p>76</text:p>
          </table:table-cell>
          <table:table-cell office:value-type="float" office:value="550">
            <text:p>550</text:p>
          </table:table-cell>
          <table:table-cell office:value-type="float" office:value="3040">
            <text:p>3040</text:p>
          </table:table-cell>
          <table:table-cell office:value-type="float" office:value="10070">
            <text:p>10070</text:p>
          </table:table-cell>
          <table:table-cell office:value-type="float" office:value="0">
            <text:p>0</text:p>
          </table:table-cell>
          <table:table-cell office:value-type="float" office:value="-28">
            <text:p>-28</text:p>
          </table:table-cell>
          <table:table-cell office:value-type="float" office:value="-92.75">
            <text:p>-92.75</text:p>
          </table:table-cell>
          <table:table-cell office:value-type="float" office:value="0">
            <text:p>0</text:p>
          </table:table-cell>
          <table:table-cell table:number-columns-repeated="2" office:value-type="float" office:value="-0.00921052631578947">
            <text:p>-0.0092105263</text:p>
          </table:table-cell>
          <table:table-cell office:value-type="float" office:value="1">
            <text:p>1</text:p>
          </table:table-cell>
          <table:table-cell table:number-columns-repeated="2" office:value-type="float" office:value="0.967929432132964">
            <text:p>0.96792943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97">
            <text:p>97</text:p>
          </table:table-cell>
          <table:table-cell office:value-type="float" office:value="74">
            <text:p>74</text:p>
          </table:table-cell>
          <table:table-cell office:value-type="float" office:value="800">
            <text:p>800</text:p>
          </table:table-cell>
          <table:table-cell office:value-type="float" office:value="2793">
            <text:p>2793</text:p>
          </table:table-cell>
          <table:table-cell office:value-type="float" office:value="10282">
            <text:p>10282</text:p>
          </table:table-cell>
          <table:table-cell office:value-type="float" office:value="61">
            <text:p>61</text:p>
          </table:table-cell>
          <table:table-cell office:value-type="float" office:value="-2.625">
            <text:p>-2.625</text:p>
          </table:table-cell>
          <table:table-cell office:value-type="float" office:value="-172.25">
            <text:p>-172.25</text:p>
          </table:table-cell>
          <table:table-cell office:value-type="float" office:value="0.07625">
            <text:p>0.07625</text:p>
          </table:table-cell>
          <table:table-cell office:value-type="float" office:value="-0.00093984962406015">
            <text:p>-0.0009398496</text:p>
          </table:table-cell>
          <table:table-cell office:value-type="float" office:value="-0.0167525773195876">
            <text:p>-0.0167525773</text:p>
          </table:table-cell>
          <table:table-cell office:value-type="float" office:value="1.2782705625">
            <text:p>1.2782705625</text:p>
          </table:table-cell>
          <table:table-cell office:value-type="float" office:value="0.996712257617729">
            <text:p>0.9967122576</text:p>
          </table:table-cell>
          <table:table-cell office:value-type="float" office:value="0.941916051121267">
            <text:p>0.9419160511</text:p>
          </table:table-cell>
          <table:table-cell office:value-type="float" office:value="9.43278426760692">
            <text:p>9.43278426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office:value-type="float" office:value="58">
            <text:p>58</text:p>
          </table:table-cell>
          <table:table-cell table:number-columns-repeated="2" office:value-type="float" office:value="73">
            <text:p>73</text:p>
          </table:table-cell>
          <table:table-cell office:value-type="float" office:value="750">
            <text:p>750</text:p>
          </table:table-cell>
          <table:table-cell office:value-type="float" office:value="3072">
            <text:p>3072</text:p>
          </table:table-cell>
          <table:table-cell office:value-type="float" office:value="10070">
            <text:p>10070</text:p>
          </table:table-cell>
          <table:table-cell office:value-type="float" office:value="-15.625">
            <text:p>-15.625</text:p>
          </table:table-cell>
          <table:table-cell office:value-type="float" office:value="182">
            <text:p>182</text:p>
          </table:table-cell>
          <table:table-cell office:value-type="float" office:value="-225.25">
            <text:p>-225.25</text:p>
          </table:table-cell>
          <table:table-cell office:value-type="float" office:value="-0.0208333333333333">
            <text:p>-0.0208333333</text:p>
          </table:table-cell>
          <table:table-cell office:value-type="float" office:value="0.0592447916666667">
            <text:p>0.0592447917</text:p>
          </table:table-cell>
          <table:table-cell office:value-type="float" office:value="-0.0223684210526316">
            <text:p>-0.0223684211</text:p>
          </table:table-cell>
          <table:table-cell office:value-type="float" office:value="0.927934027777778">
            <text:p>0.9279340278</text:p>
          </table:table-cell>
          <table:table-cell office:value-type="float" office:value="1.214236263699">
            <text:p>1.2142362637</text:p>
          </table:table-cell>
          <table:table-cell office:value-type="float" office:value="0.92269120498615">
            <text:p>0.922691205</text:p>
          </table:table-cell>
          <table:table-cell office:value-type="float" office:value="-32.9232749929788">
            <text:p>-32.923274993</text:p>
          </table:table-cell>
          <table:table-cell office:value-type="float" office:value="12.0429642454102">
            <text:p>12.0429642454</text:p>
          </table:table-cell>
          <table:table-cell office:value-type="float" office:value="-30.6398760078472">
            <text:p>-30.639876007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525">
            <text:p>525</text:p>
          </table:table-cell>
          <table:table-cell office:value-type="float" office:value="2688">
            <text:p>2688</text:p>
          </table:table-cell>
          <table:table-cell office:value-type="float" office:value="9434">
            <text:p>9434</text:p>
          </table:table-cell>
          <table:table-cell office:value-type="float" office:value="-65.625">
            <text:p>-65.625</text:p>
          </table:table-cell>
          <table:table-cell office:value-type="float" office:value="-52.5">
            <text:p>-52.5</text:p>
          </table:table-cell>
          <table:table-cell office:value-type="float" office:value="-397.5">
            <text:p>-397.5</text:p>
          </table:table-cell>
          <table:table-cell office:value-type="float" office:value="-0.125">
            <text:p>-0.125</text:p>
          </table:table-cell>
          <table:table-cell office:value-type="float" office:value="-0.01953125">
            <text:p>-0.01953125</text:p>
          </table:table-cell>
          <table:table-cell office:value-type="float" office:value="-0.0421348314606742">
            <text:p>-0.0421348315</text:p>
          </table:table-cell>
          <table:table-cell office:value-type="float" office:value="0.593125">
            <text:p>0.593125</text:p>
          </table:table-cell>
          <table:table-cell office:value-type="float" office:value="0.932388305664063">
            <text:p>0.9323883057</text:p>
          </table:table-cell>
          <table:table-cell office:value-type="float" office:value="0.85600776417119">
            <text:p>0.8560077642</text:p>
          </table:table-cell>
          <table:table-cell office:value-type="float" office:value="-5.19089306968443">
            <text:p>-5.1908930697</text:p>
          </table:table-cell>
          <table:table-cell office:value-type="float" office:value="0">
            <text:p>0</text:p>
          </table:table-cell>
          <table:table-cell office:value-type="float" office:value="-16.1016330071733">
            <text:p>-16.101633007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3">
            <text:p>53</text:p>
          </table:table-cell>
          <table:table-cell office:value-type="float" office:value="98">
            <text:p>98</text:p>
          </table:table-cell>
          <table:table-cell office:value-type="float" office:value="550">
            <text:p>550</text:p>
          </table:table-cell>
          <table:table-cell office:value-type="float" office:value="2688">
            <text:p>2688</text:p>
          </table:table-cell>
          <table:table-cell office:value-type="float" office:value="7810">
            <text:p>7810</text:p>
          </table:table-cell>
          <table:table-cell office:value-type="float" office:value="0">
            <text:p>0</text:p>
          </table:table-cell>
          <table:table-cell office:value-type="float" office:value="366">
            <text:p>366</text:p>
          </table:table-cell>
          <table:table-cell office:value-type="float" office:value="-266.25">
            <text:p>-266.25</text:p>
          </table:table-cell>
          <table:table-cell office:value-type="float" office:value="0">
            <text:p>0</text:p>
          </table:table-cell>
          <table:table-cell office:value-type="float" office:value="0.136160714285714">
            <text:p>0.1361607143</text:p>
          </table:table-cell>
          <table:table-cell office:value-type="float" office:value="-0.0340909090909091">
            <text:p>-0.0340909091</text:p>
          </table:table-cell>
          <table:table-cell office:value-type="float" office:value="1">
            <text:p>1</text:p>
          </table:table-cell>
          <table:table-cell office:value-type="float" office:value="1.512900390625">
            <text:p>1.5129003906</text:p>
          </table:table-cell>
          <table:table-cell office:value-type="float" office:value="0.882959710743802">
            <text:p>0.8829597107</text:p>
          </table:table-cell>
          <table:table-cell office:value-type="float" office:value="0">
            <text:p>0</text:p>
          </table:table-cell>
          <table:table-cell office:value-type="float" office:value="5.42985666580264">
            <text:p>5.4298566658</text:p>
          </table:table-cell>
          <table:table-cell office:value-type="float" office:value="-19.9837402299236">
            <text:p>-19.983740229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47">
            <text:p>47</text:p>
          </table:table-cell>
          <table:table-cell office:value-type="float" office:value="95">
            <text:p>95</text:p>
          </table:table-cell>
          <table:table-cell office:value-type="float" office:value="800">
            <text:p>800</text:p>
          </table:table-cell>
          <table:table-cell office:value-type="float" office:value="2668">
            <text:p>2668</text:p>
          </table:table-cell>
          <table:table-cell office:value-type="float" office:value="6887">
            <text:p>6887</text:p>
          </table:table-cell>
          <table:table-cell office:value-type="float" office:value="39.125">
            <text:p>39.125</text:p>
          </table:table-cell>
          <table:table-cell office:value-type="float" office:value="290.625">
            <text:p>290.625</text:p>
          </table:table-cell>
          <table:table-cell office:value-type="float" office:value="26.625">
            <text:p>26.625</text:p>
          </table:table-cell>
          <table:table-cell office:value-type="float" office:value="0.04890625">
            <text:p>0.04890625</text:p>
          </table:table-cell>
          <table:table-cell office:value-type="float" office:value="0.108929910044978">
            <text:p>0.10892991</text:p>
          </table:table-cell>
          <table:table-cell office:value-type="float" office:value="0.0038659793814433">
            <text:p>0.0038659794</text:p>
          </table:table-cell>
          <table:table-cell office:value-type="float" office:value="1.17585984472656">
            <text:p>1.1758598447</text:p>
          </table:table-cell>
          <table:table-cell office:value-type="float" office:value="1.40451150675014">
            <text:p>1.4045115068</text:p>
          </table:table-cell>
          <table:table-cell office:value-type="float" office:value="1.01356022159634">
            <text:p>1.0135602216</text:p>
          </table:table-cell>
          <table:table-cell office:value-type="float" office:value="14.5167931589423">
            <text:p>14.5167931589</text:p>
          </table:table-cell>
          <table:table-cell office:value-type="float" office:value="6.70384247701379">
            <text:p>6.7038424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table:number-columns-repeated="2" office:value-type="float" office:value="78">
            <text:p>78</text:p>
          </table:table-cell>
          <table:table-cell office:value-type="float" office:value="882">
            <text:p>882</text:p>
          </table:table-cell>
          <table:table-cell office:value-type="float" office:value="3075">
            <text:p>3075</text:p>
          </table:table-cell>
          <table:table-cell office:value-type="float" office:value="10176">
            <text:p>10176</text:p>
          </table:table-cell>
          <table:table-cell office:value-type="float" office:value="-110.25">
            <text:p>-110.25</text:p>
          </table:table-cell>
          <table:table-cell office:value-type="float" office:value="136.75">
            <text:p>136.75</text:p>
          </table:table-cell>
          <table:table-cell office:value-type="float" office:value="380.5">
            <text:p>380.5</text:p>
          </table:table-cell>
          <table:table-cell office:value-type="float" office:value="-0.125">
            <text:p>-0.125</text:p>
          </table:table-cell>
          <table:table-cell office:value-type="float" office:value="0.0444715447154472">
            <text:p>0.0444715447</text:p>
          </table:table-cell>
          <table:table-cell office:value-type="float" office:value="0.0373919025157233">
            <text:p>0.0373919025</text:p>
          </table:table-cell>
          <table:table-cell office:value-type="float" office:value="0.593125">
            <text:p>0.593125</text:p>
          </table:table-cell>
          <table:table-cell office:value-type="float" office:value="1.15952673435125">
            <text:p>1.1595267344</text:p>
          </table:table-cell>
          <table:table-cell office:value-type="float" office:value="1.13361204137757">
            <text:p>1.1336120414</text:p>
          </table:table-cell>
          <table:table-cell office:value-type="float" office:value="-5.19089306968443">
            <text:p>-5.1908930697</text:p>
          </table:table-cell>
          <table:table-cell office:value-type="float" office:value="15.9303680887066">
            <text:p>15.9303680887</text:p>
          </table:table-cell>
          <table:table-cell office:value-type="float" office:value="18.881813800848">
            <text:p>18.881813800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924">
            <text:p>924</text:p>
          </table:table-cell>
          <table:table-cell office:value-type="float" office:value="3264">
            <text:p>3264</text:p>
          </table:table-cell>
          <table:table-cell office:value-type="float" office:value="8162">
            <text:p>8162</text:p>
          </table:table-cell>
          <table:table-cell office:value-type="float" office:value="0">
            <text:p>0</text:p>
          </table:table-cell>
          <table:table-cell office:value-type="float" office:value="314.125">
            <text:p>314.125</text:p>
          </table:table-cell>
          <table:table-cell office:value-type="float" office:value="494.875">
            <text:p>494.875</text:p>
          </table:table-cell>
          <table:table-cell office:value-type="float" office:value="0">
            <text:p>0</text:p>
          </table:table-cell>
          <table:table-cell office:value-type="float" office:value="0.0962392769607843">
            <text:p>0.096239277</text:p>
          </table:table-cell>
          <table:table-cell office:value-type="float" office:value="0.0606315853957363">
            <text:p>0.0606315854</text:p>
          </table:table-cell>
          <table:table-cell office:value-type="float" office:value="1">
            <text:p>1</text:p>
          </table:table-cell>
          <table:table-cell office:value-type="float" office:value="1.35499098628542">
            <text:p>1.3549909863</text:p>
          </table:table-cell>
          <table:table-cell office:value-type="float" office:value="1.21941587961437">
            <text:p>1.2194158796</text:p>
          </table:table-cell>
          <table:table-cell office:value-type="float" office:value="0">
            <text:p>0</text:p>
          </table:table-cell>
          <table:table-cell office:value-type="float" office:value="7.54359837081772">
            <text:p>7.5435983708</text:p>
          </table:table-cell>
          <table:table-cell office:value-type="float" office:value="11.7752873772725">
            <text:p>11.7752873773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3">
            <text:p>3</text:p>
          </table:table-cell>
          <table:table-cell office:value-type="float" office:value="75">
            <text:p>75</text:p>
          </table:table-cell>
          <table:table-cell table:number-columns-repeated="2" office:value-type="float" office:value="97">
            <text:p>97</text:p>
          </table:table-cell>
          <table:table-cell office:value-type="float" office:value="1344">
            <text:p>1344</text:p>
          </table:table-cell>
          <table:table-cell office:value-type="float" office:value="3560">
            <text:p>3560</text:p>
          </table:table-cell>
          <table:table-cell office:value-type="float" office:value="9434">
            <text:p>9434</text:p>
          </table:table-cell>
          <table:table-cell office:value-type="float" office:value="92.875">
            <text:p>92.875</text:p>
          </table:table-cell>
          <table:table-cell office:value-type="float" office:value="168.625">
            <text:p>168.625</text:p>
          </table:table-cell>
          <table:table-cell office:value-type="float" office:value="446.75">
            <text:p>446.75</text:p>
          </table:table-cell>
          <table:table-cell office:value-type="float" office:value="0.0691034226190476">
            <text:p>0.0691034226</text:p>
          </table:table-cell>
          <table:table-cell office:value-type="float" office:value="0.0473665730337079">
            <text:p>0.047366573</text:p>
          </table:table-cell>
          <table:table-cell office:value-type="float" office:value="0.0473553105787577">
            <text:p>0.0473553106</text:p>
          </table:table-cell>
          <table:table-cell office:value-type="float" office:value="1.25122153388129">
            <text:p>1.2512215339</text:p>
          </table:table-cell>
          <table:table-cell office:value-type="float" office:value="1.17018044641025">
            <text:p>1.1701804464</text:p>
          </table:table-cell>
          <table:table-cell office:value-type="float" office:value="1.17013893688807">
            <text:p>1.1701389369</text:p>
          </table:table-cell>
          <table:table-cell office:value-type="float" office:value="10.373290877634">
            <text:p>10.3732908776</text:p>
          </table:table-cell>
          <table:table-cell office:value-type="float" office:value="14.9775785660788">
            <text:p>14.9775785661</text:p>
          </table:table-cell>
          <table:table-cell office:value-type="float" office:value="14.9810594966953">
            <text:p>14.981059496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table:number-columns-repeated="2" office:value-type="float" office:value="95">
            <text:p>95</text:p>
          </table:table-cell>
          <table:table-cell office:value-type="float" office:value="1413">
            <text:p>1413</text:p>
          </table:table-cell>
          <table:table-cell office:value-type="float" office:value="3712">
            <text:p>3712</text:p>
          </table:table-cell>
          <table:table-cell office:value-type="float" office:value="10176">
            <text:p>10176</text:p>
          </table:table-cell>
          <table:table-cell office:value-type="float" office:value="123.875">
            <text:p>123.875</text:p>
          </table:table-cell>
          <table:table-cell office:value-type="float" office:value="209.666666666667">
            <text:p>209.6666666667</text:p>
          </table:table-cell>
          <table:table-cell office:value-type="float" office:value="682.25">
            <text:p>682.25</text:p>
          </table:table-cell>
          <table:table-cell office:value-type="float" office:value="0.0876680820948337">
            <text:p>0.0876680821</text:p>
          </table:table-cell>
          <table:table-cell office:value-type="float" office:value="0.0564834770114942">
            <text:p>0.056483477</text:p>
          </table:table-cell>
          <table:table-cell office:value-type="float" office:value="0.0670450078616352">
            <text:p>0.0670450079</text:p>
          </table:table-cell>
          <table:table-cell office:value-type="float" office:value="1.32190224486356">
            <text:p>1.3219022449</text:p>
          </table:table-cell>
          <table:table-cell office:value-type="float" office:value="1.20394532056383">
            <text:p>1.2039453206</text:p>
          </table:table-cell>
          <table:table-cell office:value-type="float" office:value="1.24346779235089">
            <text:p>1.2434677924</text:p>
          </table:table-cell>
          <table:table-cell office:value-type="float" office:value="8.24821422670177">
            <text:p>8.2482142267</text:p>
          </table:table-cell>
          <table:table-cell office:value-type="float" office:value="12.6150803987221">
            <text:p>12.6150803987</text:p>
          </table:table-cell>
          <table:table-cell office:value-type="float" office:value="10.6813607792214">
            <text:p>10.681360779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89">
            <text:p>89</text:p>
          </table:table-cell>
          <table:table-cell office:value-type="float" office:value="1513">
            <text:p>1513</text:p>
          </table:table-cell>
          <table:table-cell office:value-type="float" office:value="3928">
            <text:p>3928</text:p>
          </table:table-cell>
          <table:table-cell office:value-type="float" office:value="9086">
            <text:p>9086</text:p>
          </table:table-cell>
          <table:table-cell office:value-type="float" office:value="71.125">
            <text:p>71.125</text:p>
          </table:table-cell>
          <table:table-cell office:value-type="float" office:value="174.4">
            <text:p>174.4</text:p>
          </table:table-cell>
          <table:table-cell office:value-type="float" office:value="468.625">
            <text:p>468.625</text:p>
          </table:table-cell>
          <table:table-cell office:value-type="float" office:value="0.047009253139458">
            <text:p>0.0470092531</text:p>
          </table:table-cell>
          <table:table-cell office:value-type="float" office:value="0.0443991853360489">
            <text:p>0.0443991853</text:p>
          </table:table-cell>
          <table:table-cell office:value-type="float" office:value="0.051576601364737">
            <text:p>0.0515766014</text:p>
          </table:table-cell>
          <table:table-cell office:value-type="float" office:value="1.16886373095433">
            <text:p>1.168863731</text:p>
          </table:table-cell>
          <table:table-cell office:value-type="float" office:value="1.15926087248684">
            <text:p>1.1592608725</text:p>
          </table:table-cell>
          <table:table-cell office:value-type="float" office:value="1.18573199056092">
            <text:p>1.1857319906</text:p>
          </table:table-cell>
          <table:table-cell office:value-type="float" office:value="15.088829657734">
            <text:p>15.0888296577</text:p>
          </table:table-cell>
          <table:table-cell office:value-type="float" office:value="15.9557738074301">
            <text:p>15.9557738074</text:p>
          </table:table-cell>
          <table:table-cell office:value-type="float" office:value="13.7828478664425">
            <text:p>13.782847866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1507">
            <text:p>1507</text:p>
          </table:table-cell>
          <table:table-cell office:value-type="float" office:value="3930">
            <text:p>3930</text:p>
          </table:table-cell>
          <table:table-cell office:value-type="float" office:value="9434">
            <text:p>9434</text:p>
          </table:table-cell>
          <table:table-cell office:value-type="float" office:value="149.142857142857">
            <text:p>149.1428571429</text:p>
          </table:table-cell>
          <table:table-cell office:value-type="float" office:value="165.333333333333">
            <text:p>165.3333333333</text:p>
          </table:table-cell>
          <table:table-cell office:value-type="float" office:value="1400.42857142857">
            <text:p>1400.4285714286</text:p>
          </table:table-cell>
          <table:table-cell office:value-type="float" office:value="0.098966726703953">
            <text:p>0.0989667267</text:p>
          </table:table-cell>
          <table:table-cell office:value-type="float" office:value="0.042069550466497">
            <text:p>0.0420695505</text:p>
          </table:table-cell>
          <table:table-cell office:value-type="float" office:value="0.148444834792089">
            <text:p>0.1484448348</text:p>
          </table:table-cell>
          <table:table-cell office:value-type="float" office:value="1.36558059293305">
            <text:p>1.3655805929</text:p>
          </table:table-cell>
          <table:table-cell office:value-type="float" office:value="1.15071232690259">
            <text:p>1.1507123269</text:p>
          </table:table-cell>
          <table:table-cell office:value-type="float" office:value="1.56274722496616">
            <text:p>1.562747225</text:p>
          </table:table-cell>
          <table:table-cell office:value-type="float" office:value="7.34496397163407">
            <text:p>7.3449639716</text:p>
          </table:table-cell>
          <table:table-cell office:value-type="float" office:value="16.8204136303188">
            <text:p>16.8204136303</text:p>
          </table:table-cell>
          <table:table-cell office:value-type="float" office:value="5.00797372203566">
            <text:p>5.00797372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1442">
            <text:p>1442</text:p>
          </table:table-cell>
          <table:table-cell office:value-type="float" office:value="3949">
            <text:p>3949</text:p>
          </table:table-cell>
          <table:table-cell office:value-type="float" office:value="9262">
            <text:p>9262</text:p>
          </table:table-cell>
          <table:table-cell office:value-type="float" office:value="119.833333333333">
            <text:p>119.8333333333</text:p>
          </table:table-cell>
          <table:table-cell office:value-type="float" office:value="716.666666666667">
            <text:p>716.6666666667</text:p>
          </table:table-cell>
          <table:table-cell office:value-type="float" office:value="1457.16666666667">
            <text:p>1457.1666666667</text:p>
          </table:table-cell>
          <table:table-cell office:value-type="float" office:value="0.0831021729079982">
            <text:p>0.0831021729</text:p>
          </table:table-cell>
          <table:table-cell office:value-type="float" office:value="0.181480543597535">
            <text:p>0.1814805436</text:p>
          </table:table-cell>
          <table:table-cell office:value-type="float" office:value="0.1573274310804">
            <text:p>0.1573274311</text:p>
          </table:table-cell>
          <table:table-cell office:value-type="float" office:value="1.30439330861637">
            <text:p>1.3043933086</text:p>
          </table:table-cell>
          <table:table-cell office:value-type="float" office:value="1.69973487049211">
            <text:p>1.6997348705</text:p>
          </table:table-cell>
          <table:table-cell office:value-type="float" office:value="1.5991597730993">
            <text:p>1.5991597731</text:p>
          </table:table-cell>
          <table:table-cell office:value-type="float" office:value="8.68286616594426">
            <text:p>8.6828661659</text:p>
          </table:table-cell>
          <table:table-cell office:value-type="float" office:value="4.15634729672466">
            <text:p>4.1563472967</text:p>
          </table:table-cell>
          <table:table-cell office:value-type="float" office:value="4.74389851615898">
            <text:p>4.743898516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1600">
            <text:p>1600</text:p>
          </table:table-cell>
          <table:table-cell office:value-type="float" office:value="4650">
            <text:p>4650</text:p>
          </table:table-cell>
          <table:table-cell office:value-type="float" office:value="11500">
            <text:p>11500</text:p>
          </table:table-cell>
          <table:table-cell office:value-type="float" office:value="0">
            <text:p>0</text:p>
          </table:table-cell>
          <table:table-cell office:value-type="float" office:value="245.25">
            <text:p>245.25</text:p>
          </table:table-cell>
          <table:table-cell office:value-type="float" office:value="943">
            <text:p>943</text:p>
          </table:table-cell>
          <table:table-cell office:value-type="float" office:value="0">
            <text:p>0</text:p>
          </table:table-cell>
          <table:table-cell office:value-type="float" office:value="0.052741935483871">
            <text:p>0.0527419355</text:p>
          </table:table-cell>
          <table:table-cell office:value-type="float" office:value="0.082">
            <text:p>0.082</text:p>
          </table:table-cell>
          <table:table-cell office:value-type="float" office:value="1.11">
            <text:p>1.11</text:p>
          </table:table-cell>
          <table:table-cell office:value-type="float" office:value="1.19004892924037">
            <text:p>1.1900489292</text:p>
          </table:table-cell>
          <table:table-cell office:value-type="float" office:value="1.30017904">
            <text:p>1.30017904</text:p>
          </table:table-cell>
          <table:table-cell office:value-type="float" office:value="0">
            <text:p>0</text:p>
          </table:table-cell>
          <table:table-cell office:value-type="float" office:value="13.4858449694286">
            <text:p>13.4858449694</text:p>
          </table:table-cell>
          <table:table-cell office:value-type="float" office:value="8.79503614624601">
            <text:p>8.795036146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90">
            <text:p>90</text:p>
          </table:table-cell>
          <table:table-cell office:value-type="float" office:value="48">
            <text:p>48</text:p>
          </table:table-cell>
          <table:table-cell office:value-type="float" office:value="1649">
            <text:p>1649</text:p>
          </table:table-cell>
          <table:table-cell office:value-type="float" office:value="5258">
            <text:p>5258</text:p>
          </table:table-cell>
          <table:table-cell office:value-type="float" office:value="14891">
            <text:p>14891</text:p>
          </table:table-cell>
          <table:table-cell office:value-type="float" office:value="0">
            <text:p>0</text:p>
          </table:table-cell>
          <table:table-cell office:value-type="float" office:value="456.75">
            <text:p>456.75</text:p>
          </table:table-cell>
          <table:table-cell office:value-type="float" office:value="1682.25">
            <text:p>1682.25</text:p>
          </table:table-cell>
          <table:table-cell office:value-type="float" office:value="0">
            <text:p>0</text:p>
          </table:table-cell>
          <table:table-cell office:value-type="float" office:value="0.0868676302776721">
            <text:p>0.0868676303</text:p>
          </table:table-cell>
          <table:table-cell office:value-type="float" office:value="0.112970922033443">
            <text:p>0.112970922</text:p>
          </table:table-cell>
          <table:table-cell office:value-type="float" office:value="1.11">
            <text:p>1.11</text:p>
          </table:table-cell>
          <table:table-cell office:value-type="float" office:value="1.31882683694437">
            <text:p>1.3188268369</text:p>
          </table:table-cell>
          <table:table-cell office:value-type="float" office:value="1.42041258839822">
            <text:p>1.4204125884</text:p>
          </table:table-cell>
          <table:table-cell office:value-type="float" office:value="0">
            <text:p>0</text:p>
          </table:table-cell>
          <table:table-cell office:value-type="float" office:value="8.32111204090393">
            <text:p>8.3211120409</text:p>
          </table:table-cell>
          <table:table-cell office:value-type="float" office:value="6.47601701340251">
            <text:p>6.4760170134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58">
            <text:p>58</text:p>
          </table:table-cell>
          <table:table-cell office:value-type="float" office:value="1699">
            <text:p>1699</text:p>
          </table:table-cell>
          <table:table-cell office:value-type="float" office:value="5598">
            <text:p>5598</text:p>
          </table:table-cell>
          <table:table-cell office:value-type="float" office:value="16747">
            <text:p>16747</text:p>
          </table:table-cell>
          <table:table-cell table:number-columns-repeated="6"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34">
            <text:p>1.34</text:p>
          </table:table-cell>
          <table:table-cell office:value-type="float" office:value="1.44">
            <text:p>1.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5">
            <text:p>5</text:p>
          </table:table-cell>
          <table:table-cell office:value-type="float" office:value="70">
            <text:p>70</text:p>
          </table:table-cell>
          <table:table-cell table:number-columns-repeated="2" office:value-type="float" office:value="96">
            <text:p>96</text:p>
          </table:table-cell>
          <table:table-cell office:value-type="float" office:value="1750">
            <text:p>1750</text:p>
          </table:table-cell>
          <table:table-cell office:value-type="float" office:value="5896">
            <text:p>5896</text:p>
          </table:table-cell>
          <table:table-cell office:value-type="float" office:value="18833">
            <text:p>18833</text:p>
          </table:table-cell>
          <table:table-cell table:number-columns-repeated="6"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32">
            <text:p>1.32</text:p>
          </table:table-cell>
          <table:table-cell office:value-type="float" office:value="1.44">
            <text:p>1.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9">
            <text:p>19</text:p>
          </table:table-cell>
          <table:table-cell office:value-type="float" office:value="684">
            <text:p>684</text:p>
          </table:table-cell>
          <table:table-cell office:value-type="float" office:value="8327.75">
            <text:p>8327.75</text:p>
          </table:table-cell>
          <table:table-cell office:value-type="float" office:value="11.24">
            <text:p>11.24</text:p>
          </table:table-cell>
          <table:table-cell table:number-columns-repeated="3" office:value-type="float" office:value="5">
            <text:p>5</text:p>
          </table:table-cell>
          <table:table-cell office:value-type="float" office:value="51">
            <text:p>51</text:p>
          </table:table-cell>
          <table:table-cell table:number-columns-repeated="2" office:value-type="float" office:value="77">
            <text:p>77</text:p>
          </table:table-cell>
          <table:table-cell office:value-type="float" office:value="1803">
            <text:p>1803</text:p>
          </table:table-cell>
          <table:table-cell office:value-type="float" office:value="6393">
            <text:p>6393</text:p>
          </table:table-cell>
          <table:table-cell office:value-type="float" office:value="21180">
            <text:p>21180</text:p>
          </table:table-cell>
          <table:table-cell table:number-columns-repeated="6" office:value-type="float" office:value="0">
            <text:p>0</text:p>
          </table:table-cell>
          <table:table-cell office:value-type="float" office:value="1.11">
            <text:p>1.11</text:p>
          </table:table-cell>
          <table:table-cell table:number-columns-repeated="2" office:value-type="float" office:value="1.44">
            <text:p>1.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1.6666666666667">
            <text:p>21.6666666667</text:p>
          </table:table-cell>
          <table:table-cell office:value-type="float" office:value="695.666666666667">
            <text:p>695.6666666667</text:p>
          </table:table-cell>
          <table:table-cell office:value-type="float" office:value="8962.33333333333">
            <text:p>8962.3333333333</text:p>
          </table:table-cell>
          <table:table-cell office:value-type="float" office:value="10.29">
            <text:p>10.29</text:p>
          </table:table-cell>
          <table:table-cell table:number-columns-repeated="3" office:value-type="float" office:value="5">
            <text:p>5</text:p>
          </table:table-cell>
          <table:table-cell office:value-type="float" office:value="64">
            <text:p>64</text:p>
          </table:table-cell>
          <table:table-cell table:number-columns-repeated="2" office:value-type="float" office:value="89">
            <text:p>89</text:p>
          </table:table-cell>
          <table:table-cell office:value-type="float" office:value="1858">
            <text:p>1858</text:p>
          </table:table-cell>
          <table:table-cell office:value-type="float" office:value="6822">
            <text:p>6822</text:p>
          </table:table-cell>
          <table:table-cell office:value-type="float" office:value="23819">
            <text:p>23819</text:p>
          </table:table-cell>
          <table:table-cell table:number-columns-repeated="6" office:value-type="float" office:value="0">
            <text:p>0</text:p>
          </table:table-cell>
          <table:table-cell office:value-type="float" office:value="1.11">
            <text:p>1.11</text:p>
          </table:table-cell>
          <table:table-cell office:value-type="float" office:value="1.35">
            <text:p>1.35</text:p>
          </table:table-cell>
          <table:table-cell office:value-type="float" office:value="1.44">
            <text:p>1.44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6" table:default-cell-style-name="Default"/>
        <table:table-column table:style-name="co14" table:number-columns-repeated="3" table:default-cell-style-name="Default"/>
        <table:table-column table:style-name="co18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1.11">
            <text:p>1.11</text:p>
          </table:table-cell>
          <table:table-cell office:value-type="float" office:value="1.35">
            <text:p>1.35</text:p>
          </table:table-cell>
          <table:table-cell office:value-type="float" office:value="1.44">
            <text:p>1.4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.1">
            <text:p>1.1</text:p>
          </table:table-cell>
          <table:table-cell office:value-type="float" office:value="1.7">
            <text:p>1.7</text:p>
          </table:table-cell>
          <table:table-cell office:value-type="float" office:value="4.2">
            <text:p>4.2</text:p>
          </table:table-cell>
          <table:table-cell office:value-type="float" office:value="1149">
            <text:p>1149</text:p>
          </table:table-cell>
          <table:table-cell office:value-type="float" office:value="1379">
            <text:p>1379</text:p>
          </table:table-cell>
          <table:table-cell office:value-type="float" office:value="2602">
            <text:p>26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13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13:30.26</dc:date>
    <dc:creator>Liam Widdess</dc:creator>
    <meta:editing-duration>P2DT3H31M11S</meta:editing-duration>
    <meta:editing-cycles>185</meta:editing-cycles>
    <meta:generator>OpenOffice/4.1.7$Win32 OpenOffice.org_project/417m1$Build-9800</meta:generator>
    <meta:document-statistic meta:table-count="8" meta:cell-count="656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2">
                <text:p>202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5">
                <text:p>235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88">
                <text:p>388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410">
                <text:p>410</text:p>
              </table:table-cell>
              <table:table-cell office:value-type="float" office:value="1117">
                <text:p>111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500">
                <text:p>500</text:p>
              </table:table-cell>
              <table:table-cell office:value-type="float" office:value="1487">
                <text:p>148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611">
                <text:p>611</text:p>
              </table:table-cell>
              <table:table-cell office:value-type="float" office:value="1551">
                <text:p>155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92">
                <text:p>692</text:p>
              </table:table-cell>
              <table:table-cell office:value-type="float" office:value="1694">
                <text:p>1694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32">
                <text:p>732</text:p>
              </table:table-cell>
              <table:table-cell office:value-type="float" office:value="1736">
                <text:p>173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50">
                <text:p>850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966">
                <text:p>966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92">
                <text:p>1092</text:p>
              </table:table-cell>
              <table:table-cell office:value-type="float" office:value="2511">
                <text:p>2511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110">
                <text:p>1110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95">
                <text:p>1295</text:p>
              </table:table-cell>
              <table:table-cell office:value-type="float" office:value="3221">
                <text:p>3221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34">
                <text:p>634</text:p>
              </table:table-cell>
              <table:table-cell office:value-type="float" office:value="1424">
                <text:p>1424</text:p>
              </table:table-cell>
              <table:table-cell office:value-type="float" office:value="3584">
                <text:p>3584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14">
                <text:p>814</text:p>
              </table:table-cell>
              <table:table-cell office:value-type="float" office:value="1562">
                <text:p>1562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866">
                <text:p>866</text:p>
              </table:table-cell>
              <table:table-cell office:value-type="float" office:value="1626">
                <text:p>1626</text:p>
              </table:table-cell>
              <table:table-cell office:value-type="float" office:value="3658">
                <text:p>3658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20">
                <text:p>920</text:p>
              </table:table-cell>
              <table:table-cell office:value-type="float" office:value="1680">
                <text:p>1680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22">
                <text:p>922</text:p>
              </table:table-cell>
              <table:table-cell office:value-type="float" office:value="1848">
                <text:p>1848</text:p>
              </table:table-cell>
              <table:table-cell office:value-type="float" office:value="4611">
                <text:p>4611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898">
                <text:p>898</text:p>
              </table:table-cell>
              <table:table-cell office:value-type="float" office:value="1868">
                <text:p>1868</text:p>
              </table:table-cell>
              <table:table-cell office:value-type="float" office:value="4538">
                <text:p>4538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014">
                <text:p>1014</text:p>
              </table:table-cell>
              <table:table-cell office:value-type="float" office:value="1856">
                <text:p>1856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83">
                <text:p>1283</text:p>
              </table:table-cell>
              <table:table-cell office:value-type="float" office:value="2155">
                <text:p>2155</text:p>
              </table:table-cell>
              <table:table-cell office:value-type="float" office:value="3714">
                <text:p>3714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242">
                <text:p>1242</text:p>
              </table:table-cell>
              <table:table-cell office:value-type="float" office:value="2112">
                <text:p>2112</text:p>
              </table:table-cell>
              <table:table-cell office:value-type="float" office:value="3604">
                <text:p>3604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296">
                <text:p>1296</text:p>
              </table:table-cell>
              <table:table-cell office:value-type="float" office:value="2393">
                <text:p>2393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400">
                <text:p>1400</text:p>
              </table:table-cell>
              <table:table-cell office:value-type="float" office:value="2383">
                <text:p>2383</text:p>
              </table:table-cell>
              <table:table-cell office:value-type="float" office:value="5194">
                <text:p>519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468">
                <text:p>1468</text:p>
              </table:table-cell>
              <table:table-cell office:value-type="float" office:value="2425">
                <text:p>2425</text:p>
              </table:table-cell>
              <table:table-cell office:value-type="float" office:value="5406">
                <text:p>5406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550">
                <text:p>1550</text:p>
              </table:table-cell>
              <table:table-cell office:value-type="float" office:value="2604">
                <text:p>2604</text:p>
              </table:table-cell>
              <table:table-cell office:value-type="float" office:value="6466">
                <text:p>646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325">
                <text:p>1325</text:p>
              </table:table-cell>
              <table:table-cell office:value-type="float" office:value="2809">
                <text:p>2809</text:p>
              </table:table-cell>
              <table:table-cell office:value-type="float" office:value="8056">
                <text:p>805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175">
                <text:p>1175</text:p>
              </table:table-cell>
              <table:table-cell office:value-type="float" office:value="2703">
                <text:p>2703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475">
                <text:p>1475</text:p>
              </table:table-cell>
              <table:table-cell office:value-type="float" office:value="3045">
                <text:p>3045</text:p>
              </table:table-cell>
              <table:table-cell office:value-type="float" office:value="7738">
                <text:p>773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550">
                <text:p>1550</text:p>
              </table:table-cell>
              <table:table-cell office:value-type="float" office:value="3225">
                <text:p>3225</text:p>
              </table:table-cell>
              <table:table-cell office:value-type="float" office:value="8162">
                <text:p>816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325">
                <text:p>1325</text:p>
              </table:table-cell>
              <table:table-cell office:value-type="float" office:value="3150">
                <text:p>3150</text:p>
              </table:table-cell>
              <table:table-cell office:value-type="float" office:value="7844">
                <text:p>7844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175">
                <text:p>1175</text:p>
              </table:table-cell>
              <table:table-cell office:value-type="float" office:value="3040">
                <text:p>3040</text:p>
              </table:table-cell>
              <table:table-cell office:value-type="float" office:value="7738">
                <text:p>773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475">
                <text:p>1475</text:p>
              </table:table-cell>
              <table:table-cell office:value-type="float" office:value="3127">
                <text:p>3127</text:p>
              </table:table-cell>
              <table:table-cell office:value-type="float" office:value="8268">
                <text:p>826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100">
                <text:p>1100</text:p>
              </table:table-cell>
              <table:table-cell office:value-type="float" office:value="3136">
                <text:p>3136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50">
                <text:p>750</text:p>
              </table:table-cell>
              <table:table-cell office:value-type="float" office:value="3021">
                <text:p>3021</text:p>
              </table:table-cell>
              <table:table-cell office:value-type="float" office:value="10282">
                <text:p>1028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525">
                <text:p>525</text:p>
              </table:table-cell>
              <table:table-cell office:value-type="float" office:value="3024">
                <text:p>3024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550">
                <text:p>550</text:p>
              </table:table-cell>
              <table:table-cell office:value-type="float" office:value="3040">
                <text:p>3040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00">
                <text:p>800</text:p>
              </table:table-cell>
              <table:table-cell office:value-type="float" office:value="2793">
                <text:p>2793</text:p>
              </table:table-cell>
              <table:table-cell office:value-type="float" office:value="10282">
                <text:p>1028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750">
                <text:p>750</text:p>
              </table:table-cell>
              <table:table-cell office:value-type="float" office:value="3072">
                <text:p>3072</text:p>
              </table:table-cell>
              <table:table-cell office:value-type="float" office:value="10070">
                <text:p>1007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25">
                <text:p>525</text:p>
              </table:table-cell>
              <table:table-cell office:value-type="float" office:value="2688">
                <text:p>2688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50">
                <text:p>550</text:p>
              </table:table-cell>
              <table:table-cell office:value-type="float" office:value="2688">
                <text:p>2688</text:p>
              </table:table-cell>
              <table:table-cell office:value-type="float" office:value="7810">
                <text:p>7810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800">
                <text:p>800</text:p>
              </table:table-cell>
              <table:table-cell office:value-type="float" office:value="2668">
                <text:p>2668</text:p>
              </table:table-cell>
              <table:table-cell office:value-type="float" office:value="6887">
                <text:p>688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82">
                <text:p>882</text:p>
              </table:table-cell>
              <table:table-cell office:value-type="float" office:value="3075">
                <text:p>3075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24">
                <text:p>924</text:p>
              </table:table-cell>
              <table:table-cell office:value-type="float" office:value="3264">
                <text:p>3264</text:p>
              </table:table-cell>
              <table:table-cell office:value-type="float" office:value="8162">
                <text:p>816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344">
                <text:p>1344</text:p>
              </table:table-cell>
              <table:table-cell office:value-type="float" office:value="3560">
                <text:p>3560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413">
                <text:p>1413</text:p>
              </table:table-cell>
              <table:table-cell office:value-type="float" office:value="3712">
                <text:p>3712</text:p>
              </table:table-cell>
              <table:table-cell office:value-type="float" office:value="10176">
                <text:p>1017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513">
                <text:p>1513</text:p>
              </table:table-cell>
              <table:table-cell office:value-type="float" office:value="3928">
                <text:p>3928</text:p>
              </table:table-cell>
              <table:table-cell office:value-type="float" office:value="9086">
                <text:p>908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507">
                <text:p>1507</text:p>
              </table:table-cell>
              <table:table-cell office:value-type="float" office:value="3930">
                <text:p>3930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442">
                <text:p>1442</text:p>
              </table:table-cell>
              <table:table-cell office:value-type="float" office:value="3949">
                <text:p>3949</text:p>
              </table:table-cell>
              <table:table-cell office:value-type="float" office:value="9262">
                <text:p>926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600">
                <text:p>1600</text:p>
              </table:table-cell>
              <table:table-cell office:value-type="float" office:value="4650">
                <text:p>4650</text:p>
              </table:table-cell>
              <table:table-cell office:value-type="float" office:value="11500">
                <text:p>11500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649">
                <text:p>1649</text:p>
              </table:table-cell>
              <table:table-cell office:value-type="float" office:value="5258">
                <text:p>5258</text:p>
              </table:table-cell>
              <table:table-cell office:value-type="float" office:value="14891">
                <text:p>1489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699">
                <text:p>1699</text:p>
              </table:table-cell>
              <table:table-cell office:value-type="float" office:value="5598">
                <text:p>5598</text:p>
              </table:table-cell>
              <table:table-cell office:value-type="float" office:value="16747">
                <text:p>16747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750">
                <text:p>1750</text:p>
              </table:table-cell>
              <table:table-cell office:value-type="float" office:value="5896">
                <text:p>5896</text:p>
              </table:table-cell>
              <table:table-cell office:value-type="float" office:value="18833">
                <text:p>18833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803">
                <text:p>1803</text:p>
              </table:table-cell>
              <table:table-cell office:value-type="float" office:value="6393">
                <text:p>6393</text:p>
              </table:table-cell>
              <table:table-cell office:value-type="float" office:value="21180">
                <text:p>21180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858">
                <text:p>1858</text:p>
              </table:table-cell>
              <table:table-cell office:value-type="float" office:value="6822">
                <text:p>6822</text:p>
              </table:table-cell>
              <table:table-cell office:value-type="float" office:value="23819">
                <text:p>2381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5cm" svg:y="1.379cm" svg:width="31.003cm" svg:height="12.734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695.666666666667">
                <text:p>695.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3cm" svg:y="1.405cm" svg:width="30.869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24">
                <text:p>11.2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29">
                <text:p>10.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8cm" svg:y="1.352cm" svg:width="31.328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45795918367347">
                <text:p>1.45795918367347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782015625">
                <text:p>0.97820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9515625">
                <text:p>1.0951562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5379552795723">
                <text:p>1.15379552795723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2812544">
                <text:p>1.0281254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9781204">
                <text:p>1.597812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711823595726">
                <text:p>1.80711823595726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7475215029425">
                <text:p>1.67475215029425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33167047507705">
                <text:p>1.33167047507705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.03038542534206">
                <text:p>2.03038542534206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83351600865333">
                <text:p>1.83351600865333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83024">
                <text:p>1.135830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20387586018467">
                <text:p>1.20387586018467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7083573624244">
                <text:p>1.7083573624244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756267927995">
                <text:p>1.4756267927995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143136">
                <text:p>1.14313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28749422390254">
                <text:p>1.28749422390254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59613905325444">
                <text:p>1.5961390532544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35079956223115">
                <text:p>1.3507995622311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3210707815924">
                <text:p>1.321070781592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73557714954709">
                <text:p>1.73557714954709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9033626330208">
                <text:p>1.3903362633020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18291310962579">
                <text:p>1.1829131096257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12777084418403">
                <text:p>1.12777084418403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0.856666810146924">
                <text:p>0.85666681014692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1814593343343">
                <text:p>1.2181459334334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24867067897221">
                <text:p>1.24867067897221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2734919129957">
                <text:p>1.1273491912995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19682841879825">
                <text:p>1.19682841879825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28567378110326">
                <text:p>1.2856737811032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19054045044552">
                <text:p>1.1905404504455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1461532507174">
                <text:p>1.146153250717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19633210848075">
                <text:p>1.1963321084807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10062655749377">
                <text:p>1.10062655749377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17337692682005">
                <text:p>1.17337692682005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03060821773022">
                <text:p>1.0306082177302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02041508923743">
                <text:p>1.02041508923743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0.868713444444444">
                <text:p>0.868713444444444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17018725761773">
                <text:p>1.17018725761773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04480824475725">
                <text:p>1.04480824475725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16484693877551">
                <text:p>1.16484693877551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0.992333987380733">
                <text:p>0.992333987380733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0.846007426697531">
                <text:p>0.84600742669753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967929432132964">
                <text:p>0.967929432132964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996712257617729">
                <text:p>0.99671225761772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214236263699">
                <text:p>1.214236263699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0.932388305664063">
                <text:p>0.932388305664063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512900390625">
                <text:p>1.512900390625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40451150675014">
                <text:p>1.4045115067501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952673435125">
                <text:p>1.15952673435125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35499098628542">
                <text:p>1.35499098628542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7018044641025">
                <text:p>1.17018044641025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0394532056383">
                <text:p>1.20394532056383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15926087248684">
                <text:p>1.15926087248684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5071232690259">
                <text:p>1.15071232690259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69973487049211">
                <text:p>1.69973487049211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9004892924037">
                <text:p>1.1900489292403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31882683694437">
                <text:p>1.31882683694437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35">
                <text:p>1.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327.75">
                <text:p>8327.7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962.33333333333">
                <text:p>8962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